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1772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335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23">
            <text:p>12.3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27">
            <text:p>12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3">
            <text:p>23.0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1961">
            <text:p>1196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2300">
            <text:p>1230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352">
            <text:p>1335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13">
            <text:p>2021-01-1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17 - 1.26)">
            <text:p>(0.17 - 1.2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5">
            <text:p>1.1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43">
            <text:p>643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52754004827738">
            <text:p>0.0352754005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590283529298">
            <text:p>1.1259028353</text:p>
          </table:table-cell>
          <table:table-cell table:number-columns-repeated="2" office:value-type="float" office:value="0">
            <text:p>0</text:p>
          </table:table-cell>
          <table:table-cell office:value-type="float" office:value="19.9941618383041">
            <text:p>19.994161838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87.625">
            <text:p>787.62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29340419732897">
            <text:p>0.042934042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5388207754844">
            <text:p>1.1538820775</text:p>
          </table:table-cell>
          <table:table-cell table:number-columns-repeated="2" office:value-type="float" office:value="0">
            <text:p>0</text:p>
          </table:table-cell>
          <table:table-cell office:value-type="float" office:value="16.4886114479741">
            <text:p>16.48861144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824.875">
            <text:p>824.87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53053770527819">
            <text:p>0.0453053771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6259187097693">
            <text:p>1.162591871</text:p>
          </table:table-cell>
          <table:table-cell table:number-columns-repeated="2" office:value-type="float" office:value="0">
            <text:p>0</text:p>
          </table:table-cell>
          <table:table-cell office:value-type="float" office:value="15.6434605208753">
            <text:p>15.643460520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table:number-columns-repeated="2" office:value-type="float" office:value="260">
            <text:p>260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82">
            <text:p>19182</text:p>
          </table:table-cell>
          <table:table-cell office:value-type="float" office:value="37.125">
            <text:p>37.125</text:p>
          </table:table-cell>
          <table:table-cell office:value-type="float" office:value="254.625">
            <text:p>254.625</text:p>
          </table:table-cell>
          <table:table-cell office:value-type="float" office:value="1104.625">
            <text:p>1104.625</text:p>
          </table:table-cell>
          <table:table-cell office:value-type="float" office:value="0.0039054281506417">
            <text:p>0.0039054282</text:p>
          </table:table-cell>
          <table:table-cell office:value-type="float" office:value="0.0199518100611189">
            <text:p>0.0199518101</text:p>
          </table:table-cell>
          <table:table-cell office:value-type="float" office:value="0.0575865394640809">
            <text:p>0.0575865395</text:p>
          </table:table-cell>
          <table:table-cell office:value-type="float" office:value="1.01369889317056">
            <text:p>1.0136988932</text:p>
          </table:table-cell>
          <table:table-cell office:value-type="float" office:value="1.07061156167436">
            <text:p>1.0706115617</text:p>
          </table:table-cell>
          <table:table-cell office:value-type="float" office:value="1.20805265879808">
            <text:p>1.2080526588</text:p>
          </table:table-cell>
          <table:table-cell table:number-columns-repeated="2" office:value-type="float" office:value="0">
            <text:p>0</text:p>
          </table:table-cell>
          <table:table-cell office:value-type="float" office:value="12.3799577346987">
            <text:p>12.379957734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1219">
            <text:p>21219</text:p>
          </table:table-cell>
          <table:table-cell office:value-type="float" office:value="90.875">
            <text:p>90.875</text:p>
          </table:table-cell>
          <table:table-cell office:value-type="float" office:value="533">
            <text:p>533</text:p>
          </table:table-cell>
          <table:table-cell office:value-type="float" office:value="1075.25">
            <text:p>1075.25</text:p>
          </table:table-cell>
          <table:table-cell office:value-type="float" office:value="0.00973591172059139">
            <text:p>0.0097359117</text:p>
          </table:table-cell>
          <table:table-cell office:value-type="float" office:value="0.0398504672897196">
            <text:p>0.0398504673</text:p>
          </table:table-cell>
          <table:table-cell office:value-type="float" office:value="0.0506739243131156">
            <text:p>0.0506739243</text:p>
          </table:table-cell>
          <table:table-cell office:value-type="float" office:value="1.03426147545705">
            <text:p>1.0342614755</text:p>
          </table:table-cell>
          <table:table-cell office:value-type="float" office:value="1.14258923261071">
            <text:p>1.1425892326</text:p>
          </table:table-cell>
          <table:table-cell office:value-type="float" office:value="1.18239171444228">
            <text:p>1.1823917144</text:p>
          </table:table-cell>
          <table:table-cell office:value-type="float" office:value="0">
            <text:p>0</text:p>
          </table:table-cell>
          <table:table-cell office:value-type="float" office:value="17.7380191779026">
            <text:p>17.7380191779</text:p>
          </table:table-cell>
          <table:table-cell office:value-type="float" office:value="14.0222955120434">
            <text:p>14.02229551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15">
            <text:p>13615</text:p>
          </table:table-cell>
          <table:table-cell office:value-type="float" office:value="22785">
            <text:p>22785</text:p>
          </table:table-cell>
          <table:table-cell office:value-type="float" office:value="120">
            <text:p>120</text:p>
          </table:table-cell>
          <table:table-cell office:value-type="float" office:value="704.5">
            <text:p>704.5</text:p>
          </table:table-cell>
          <table:table-cell office:value-type="float" office:value="1169.375">
            <text:p>1169.375</text:p>
          </table:table-cell>
          <table:table-cell office:value-type="float" office:value="0.0121976011384428">
            <text:p>0.0121976011</text:p>
          </table:table-cell>
          <table:table-cell office:value-type="float" office:value="0.0517443995593096">
            <text:p>0.0517443996</text:p>
          </table:table-cell>
          <table:table-cell office:value-type="float" office:value="0.0513221417599298">
            <text:p>0.0513221418</text:p>
          </table:table-cell>
          <table:table-cell office:value-type="float" office:value="1.04298321567267">
            <text:p>1.0429832157</text:p>
          </table:table-cell>
          <table:table-cell office:value-type="float" office:value="1.18635326491366">
            <text:p>1.1863532649</text:p>
          </table:table-cell>
          <table:table-cell office:value-type="float" office:value="1.18479006214001">
            <text:p>1.1847900621</text:p>
          </table:table-cell>
          <table:table-cell office:value-type="float" office:value="0">
            <text:p>0</text:p>
          </table:table-cell>
          <table:table-cell office:value-type="float" office:value="13.7392577034274">
            <text:p>13.7392577034</text:p>
          </table:table-cell>
          <table:table-cell office:value-type="float" office:value="13.8494944523499">
            <text:p>13.849494452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384">
            <text:p>14384</text:p>
          </table:table-cell>
          <table:table-cell office:value-type="float" office:value="24263">
            <text:p>24263</text:p>
          </table:table-cell>
          <table:table-cell office:value-type="float" office:value="81.5">
            <text:p>81.5</text:p>
          </table:table-cell>
          <table:table-cell office:value-type="float" office:value="852.25">
            <text:p>852.25</text:p>
          </table:table-cell>
          <table:table-cell office:value-type="float" office:value="1349">
            <text:p>1349</text:p>
          </table:table-cell>
          <table:table-cell office:value-type="float" office:value="0.00795121951219512">
            <text:p>0.0079512195</text:p>
          </table:table-cell>
          <table:table-cell office:value-type="float" office:value="0.0592498609566185">
            <text:p>0.059249861</text:p>
          </table:table-cell>
          <table:table-cell office:value-type="float" office:value="0.0555990602975724">
            <text:p>0.0555990603</text:p>
          </table:table-cell>
          <table:table-cell office:value-type="float" office:value="1.02795318320048">
            <text:p>1.0279531832</text:p>
          </table:table-cell>
          <table:table-cell office:value-type="float" office:value="1.21425518355399">
            <text:p>1.2142551836</text:p>
          </table:table-cell>
          <table:table-cell office:value-type="float" office:value="1.20065557183321">
            <text:p>1.2006555718</text:p>
          </table:table-cell>
          <table:table-cell office:value-type="float" office:value="0">
            <text:p>0</text:p>
          </table:table-cell>
          <table:table-cell office:value-type="float" office:value="12.0419629667062">
            <text:p>12.0419629667</text:p>
          </table:table-cell>
          <table:table-cell office:value-type="float" office:value="12.8103349307196">
            <text:p>12.8103349307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8">
            <text:p>338</text:p>
          </table:table-cell>
          <table:table-cell office:value-type="float" office:value="551">
            <text:p>551</text:p>
          </table:table-cell>
          <table:table-cell office:value-type="float" office:value="9955">
            <text:p>9955</text:p>
          </table:table-cell>
          <table:table-cell office:value-type="float" office:value="15323">
            <text:p>15323</text:p>
          </table:table-cell>
          <table:table-cell office:value-type="float" office:value="25683">
            <text:p>25683</text:p>
          </table:table-cell>
          <table:table-cell office:value-type="float" office:value="189.125">
            <text:p>189.125</text:p>
          </table:table-cell>
          <table:table-cell office:value-type="float" office:value="861.75">
            <text:p>861.75</text:p>
          </table:table-cell>
          <table:table-cell office:value-type="float" office:value="1494.5">
            <text:p>1494.5</text:p>
          </table:table-cell>
          <table:table-cell office:value-type="float" office:value="0.0189979909593169">
            <text:p>0.018997991</text:p>
          </table:table-cell>
          <table:table-cell office:value-type="float" office:value="0.0562389871435098">
            <text:p>0.0562389871</text:p>
          </table:table-cell>
          <table:table-cell office:value-type="float" office:value="0.0581902425729081">
            <text:p>0.0581902426</text:p>
          </table:table-cell>
          <table:table-cell office:value-type="float" office:value="1.06720037873217">
            <text:p>1.0672003787</text:p>
          </table:table-cell>
          <table:table-cell office:value-type="float" office:value="1.20303558940514">
            <text:p>1.2030355894</text:p>
          </table:table-cell>
          <table:table-cell office:value-type="float" office:value="1.21030261349334">
            <text:p>1.2103026135</text:p>
          </table:table-cell>
          <table:table-cell office:value-type="float" office:value="0">
            <text:p>0</text:p>
          </table:table-cell>
          <table:table-cell office:value-type="float" office:value="12.6684429043536">
            <text:p>12.6684429044</text:p>
          </table:table-cell>
          <table:table-cell office:value-type="float" office:value="12.2550491375986">
            <text:p>12.255049137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344">
            <text:p>344</text:p>
          </table:table-cell>
          <table:table-cell office:value-type="float" office:value="10540">
            <text:p>10540</text:p>
          </table:table-cell>
          <table:table-cell office:value-type="float" office:value="16105">
            <text:p>16105</text:p>
          </table:table-cell>
          <table:table-cell office:value-type="float" office:value="26960">
            <text:p>26960</text:p>
          </table:table-cell>
          <table:table-cell office:value-type="float" office:value="397">
            <text:p>397</text:p>
          </table:table-cell>
          <table:table-cell office:value-type="float" office:value="764.5">
            <text:p>764.5</text:p>
          </table:table-cell>
          <table:table-cell office:value-type="float" office:value="1258.75">
            <text:p>1258.75</text:p>
          </table:table-cell>
          <table:table-cell office:value-type="float" office:value="0.0376660341555977">
            <text:p>0.0376660342</text:p>
          </table:table-cell>
          <table:table-cell office:value-type="float" office:value="0.0474697298975473">
            <text:p>0.0474697299</text:p>
          </table:table-cell>
          <table:table-cell office:value-type="float" office:value="0.0466895400593472">
            <text:p>0.0466895401</text:p>
          </table:table-cell>
          <table:table-cell office:value-type="float" office:value="1.13461183059745">
            <text:p>1.1346118306</text:p>
          </table:table-cell>
          <table:table-cell office:value-type="float" office:value="1.17056067014425">
            <text:p>1.1705606701</text:p>
          </table:table-cell>
          <table:table-cell office:value-type="float" office:value="1.16768601998358">
            <text:p>1.16768602</text:p>
          </table:table-cell>
          <table:table-cell office:value-type="float" office:value="18.7468844942737">
            <text:p>18.7468844943</text:p>
          </table:table-cell>
          <table:table-cell office:value-type="float" office:value="14.9457723106793">
            <text:p>14.9457723107</text:p>
          </table:table-cell>
          <table:table-cell office:value-type="float" office:value="15.1898151025851">
            <text:p>15.189815102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756">
            <text:p>10756</text:p>
          </table:table-cell>
          <table:table-cell office:value-type="float" office:value="16906">
            <text:p>16906</text:p>
          </table:table-cell>
          <table:table-cell office:value-type="float" office:value="28021">
            <text:p>28021</text:p>
          </table:table-cell>
          <table:table-cell office:value-type="float" office:value="419.25">
            <text:p>419.25</text:p>
          </table:table-cell>
          <table:table-cell office:value-type="float" office:value="909.25">
            <text:p>909.25</text:p>
          </table:table-cell>
          <table:table-cell office:value-type="float" office:value="906.5">
            <text:p>906.5</text:p>
          </table:table-cell>
          <table:table-cell office:value-type="float" office:value="0.0389782447006322">
            <text:p>0.0389782447</text:p>
          </table:table-cell>
          <table:table-cell office:value-type="float" office:value="0.0537826807050751">
            <text:p>0.0537826807</text:p>
          </table:table-cell>
          <table:table-cell office:value-type="float" office:value="0.0323507369472895">
            <text:p>0.0323507369</text:p>
          </table:table-cell>
          <table:table-cell office:value-type="float" office:value="1.1394016914297">
            <text:p>1.1394016914</text:p>
          </table:table-cell>
          <table:table-cell office:value-type="float" office:value="1.19390883288566">
            <text:p>1.1939088329</text:p>
          </table:table-cell>
          <table:table-cell office:value-type="float" office:value="1.11527885687034">
            <text:p>1.1152788569</text:p>
          </table:table-cell>
          <table:table-cell office:value-type="float" office:value="18.1272893899904">
            <text:p>18.12728939</text:p>
          </table:table-cell>
          <table:table-cell office:value-type="float" office:value="13.2314732516314">
            <text:p>13.2314732516</text:p>
          </table:table-cell>
          <table:table-cell office:value-type="float" office:value="21.7707435458959">
            <text:p>21.770743545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10490">
            <text:p>10490</text:p>
          </table:table-cell>
          <table:table-cell office:value-type="float" office:value="17840">
            <text:p>17840</text:p>
          </table:table-cell>
          <table:table-cell office:value-type="float" office:value="29450">
            <text:p>29450</text:p>
          </table:table-cell>
          <table:table-cell office:value-type="float" office:value="542.625">
            <text:p>542.625</text:p>
          </table:table-cell>
          <table:table-cell office:value-type="float" office:value="1036.5">
            <text:p>1036.5</text:p>
          </table:table-cell>
          <table:table-cell office:value-type="float" office:value="478.75">
            <text:p>478.75</text:p>
          </table:table-cell>
          <table:table-cell office:value-type="float" office:value="0.0517278360343184">
            <text:p>0.051727836</text:p>
          </table:table-cell>
          <table:table-cell office:value-type="float" office:value="0.0580997757847534">
            <text:p>0.0580997758</text:p>
          </table:table-cell>
          <table:table-cell office:value-type="float" office:value="0.0162563667232598">
            <text:p>0.0162563667</text:p>
          </table:table-cell>
          <table:table-cell office:value-type="float" office:value="1.18629193340087">
            <text:p>1.1862919334</text:p>
          </table:table-cell>
          <table:table-cell office:value-type="float" office:value="1.20996535978126">
            <text:p>1.2099653598</text:p>
          </table:table-cell>
          <table:table-cell office:value-type="float" office:value="1.05741525167113">
            <text:p>1.0574152517</text:p>
          </table:table-cell>
          <table:table-cell office:value-type="float" office:value="13.7435479539177">
            <text:p>13.7435479539</text:p>
          </table:table-cell>
          <table:table-cell office:value-type="float" office:value="12.2736017729296">
            <text:p>12.27360177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446">
            <text:p>446</text:p>
          </table:table-cell>
          <table:table-cell office:value-type="float" office:value="11140">
            <text:p>11140</text:p>
          </table:table-cell>
          <table:table-cell office:value-type="float" office:value="18716">
            <text:p>18716</text:p>
          </table:table-cell>
          <table:table-cell office:value-type="float" office:value="31165">
            <text:p>31165</text:p>
          </table:table-cell>
          <table:table-cell office:value-type="float" office:value="688.125">
            <text:p>688.125</text:p>
          </table:table-cell>
          <table:table-cell office:value-type="float" office:value="188.75">
            <text:p>188.75</text:p>
          </table:table-cell>
          <table:table-cell office:value-type="float" office:value="211.625">
            <text:p>211.625</text:p>
          </table:table-cell>
          <table:table-cell office:value-type="float" office:value="0.0617706463195691">
            <text:p>0.0617706463</text:p>
          </table:table-cell>
          <table:table-cell office:value-type="float" office:value="0.0100849540500107">
            <text:p>0.0100849541</text:p>
          </table:table-cell>
          <table:table-cell office:value-type="float" office:value="0.00679047007861383">
            <text:p>0.0067904701</text:p>
          </table:table-cell>
          <table:table-cell office:value-type="float" office:value="1.2236758631021">
            <text:p>1.2236758631</text:p>
          </table:table-cell>
          <table:table-cell office:value-type="float" office:value="1.03549668351949">
            <text:p>1.0354966835</text:p>
          </table:table-cell>
          <table:table-cell office:value-type="float" office:value="1.02385702182357">
            <text:p>1.0238570218</text:p>
          </table:table-cell>
          <table:table-cell office:value-type="float" office:value="11.5644153217545">
            <text:p>11.56441532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388">
            <text:p>12388</text:p>
          </table:table-cell>
          <table:table-cell office:value-type="float" office:value="19925">
            <text:p>19925</text:p>
          </table:table-cell>
          <table:table-cell office:value-type="float" office:value="31510">
            <text:p>31510</text:p>
          </table:table-cell>
          <table:table-cell office:value-type="float" office:value="650.25">
            <text:p>650.25</text:p>
          </table:table-cell>
          <table:table-cell office:value-type="float" office:value="974.75">
            <text:p>974.75</text:p>
          </table:table-cell>
          <table:table-cell office:value-type="float" office:value="33.375">
            <text:p>33.375</text:p>
          </table:table-cell>
          <table:table-cell office:value-type="float" office:value="0.0524903132063287">
            <text:p>0.0524903132</text:p>
          </table:table-cell>
          <table:table-cell office:value-type="float" office:value="0.0489209535759097">
            <text:p>0.0489209536</text:p>
          </table:table-cell>
          <table:table-cell office:value-type="float" office:value="0.00105918755950492">
            <text:p>0.0010591876</text:p>
          </table:table-cell>
          <table:table-cell office:value-type="float" office:value="1.18911635286393">
            <text:p>1.1891163529</text:p>
          </table:table-cell>
          <table:table-cell office:value-type="float" office:value="1.17591412652529">
            <text:p>1.1759141265</text:p>
          </table:table-cell>
          <table:table-cell office:value-type="float" office:value="1.00370935533971">
            <text:p>1.0037093553</text:p>
          </table:table-cell>
          <table:table-cell office:value-type="float" office:value="13.548858597422">
            <text:p>13.5488585974</text:p>
          </table:table-cell>
          <table:table-cell office:value-type="float" office:value="14.5125325498925">
            <text:p>14.51253254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852">
            <text:p>852</text:p>
          </table:table-cell>
          <table:table-cell table:number-columns-repeated="2" office:value-type="float" office:value="644">
            <text:p>644</text:p>
          </table:table-cell>
          <table:table-cell office:value-type="float" office:value="13257">
            <text:p>13257</text:p>
          </table:table-cell>
          <table:table-cell office:value-type="float" office:value="20824">
            <text:p>20824</text:p>
          </table:table-cell>
          <table:table-cell office:value-type="float" office:value="29963">
            <text:p>29963</text:p>
          </table:table-cell>
          <table:table-cell office:value-type="float" office:value="719.375">
            <text:p>719.375</text:p>
          </table:table-cell>
          <table:table-cell office:value-type="float" office:value="687.5">
            <text:p>687.5</text:p>
          </table:table-cell>
          <table:table-cell office:value-type="float" office:value="-30.125">
            <text:p>-30.125</text:p>
          </table:table-cell>
          <table:table-cell office:value-type="float" office:value="0.0542637851700988">
            <text:p>0.0542637852</text:p>
          </table:table-cell>
          <table:table-cell office:value-type="float" office:value="0.0330147906262005">
            <text:p>0.0330147906</text:p>
          </table:table-cell>
          <table:table-cell office:value-type="float" office:value="-0.00100540666822414">
            <text:p>-0.0010054067</text:p>
          </table:table-cell>
          <table:table-cell office:value-type="float" office:value="1.19569458252208">
            <text:p>1.1956945825</text:p>
          </table:table-cell>
          <table:table-cell office:value-type="float" office:value="1.11768812093588">
            <text:p>1.1176881209</text:p>
          </table:table-cell>
          <table:table-cell office:value-type="float" office:value="0.99648305791265">
            <text:p>0.9964830579</text:p>
          </table:table-cell>
          <table:table-cell office:value-type="float" office:value="13.1171821280971">
            <text:p>13.1171821281</text:p>
          </table:table-cell>
          <table:table-cell office:value-type="float" office:value="21.3397474366674">
            <text:p>21.33974743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8">
            <text:p>578</text:p>
          </table:table-cell>
          <table:table-cell office:value-type="float" office:value="803">
            <text:p>803</text:p>
          </table:table-cell>
          <table:table-cell office:value-type="float" office:value="14220">
            <text:p>14220</text:p>
          </table:table-cell>
          <table:table-cell office:value-type="float" office:value="21130">
            <text:p>21130</text:p>
          </table:table-cell>
          <table:table-cell office:value-type="float" office:value="29542">
            <text:p>29542</text:p>
          </table:table-cell>
          <table:table-cell office:value-type="float" office:value="863.875">
            <text:p>863.875</text:p>
          </table:table-cell>
          <table:table-cell office:value-type="float" office:value="26.75">
            <text:p>26.75</text:p>
          </table:table-cell>
          <table:table-cell office:value-type="float" office:value="583.625">
            <text:p>583.625</text:p>
          </table:table-cell>
          <table:table-cell office:value-type="float" office:value="0.0607507032348805">
            <text:p>0.0607507032</text:p>
          </table:table-cell>
          <table:table-cell office:value-type="float" office:value="0.00126597255087553">
            <text:p>0.0012659726</text:p>
          </table:table-cell>
          <table:table-cell office:value-type="float" office:value="0.0197557714440458">
            <text:p>0.0197557714</text:p>
          </table:table-cell>
          <table:table-cell office:value-type="float" office:value="1.21986113129141">
            <text:p>1.2198611313</text:p>
          </table:table-cell>
          <table:table-cell office:value-type="float" office:value="1.0044340451936">
            <text:p>1.0044340452</text:p>
          </table:table-cell>
          <table:table-cell office:value-type="float" office:value="1.06991016944464">
            <text:p>1.0699101694</text:p>
          </table:table-cell>
          <table:table-cell office:value-type="float" office:value="11.7528652056124">
            <text:p>11.75286520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847">
            <text:p>847</text:p>
          </table:table-cell>
          <table:table-cell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15040">
            <text:p>15040</text:p>
          </table:table-cell>
          <table:table-cell office:value-type="float" office:value="20588">
            <text:p>20588</text:p>
          </table:table-cell>
          <table:table-cell office:value-type="float" office:value="31100">
            <text:p>31100</text:p>
          </table:table-cell>
          <table:table-cell office:value-type="float" office:value="897.5">
            <text:p>897.5</text:p>
          </table:table-cell>
          <table:table-cell office:value-type="float" office:value="77.5">
            <text:p>77.5</text:p>
          </table:table-cell>
          <table:table-cell office:value-type="float" office:value="172">
            <text:p>172</text:p>
          </table:table-cell>
          <table:table-cell office:value-type="float" office:value="0.0596742021276596">
            <text:p>0.0596742021</text:p>
          </table:table-cell>
          <table:table-cell office:value-type="float" office:value="0.00376432873518554">
            <text:p>0.0037643287</text:p>
          </table:table-cell>
          <table:table-cell office:value-type="float" office:value="0.00553054662379421">
            <text:p>0.0055305466</text:p>
          </table:table-cell>
          <table:table-cell office:value-type="float" office:value="1.21583928782997">
            <text:p>1.2158392878</text:p>
          </table:table-cell>
          <table:table-cell office:value-type="float" office:value="1.01320292410797">
            <text:p>1.0132029241</text:p>
          </table:table-cell>
          <table:table-cell office:value-type="float" office:value="1.01941686359736">
            <text:p>1.0194168636</text:p>
          </table:table-cell>
          <table:table-cell office:value-type="float" office:value="11.9587506875754">
            <text:p>11.95875068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5801">
            <text:p>15801</text:p>
          </table:table-cell>
          <table:table-cell office:value-type="float" office:value="20180">
            <text:p>20180</text:p>
          </table:table-cell>
          <table:table-cell office:value-type="float" office:value="31570">
            <text:p>31570</text:p>
          </table:table-cell>
          <table:table-cell office:value-type="float" office:value="724.25">
            <text:p>724.25</text:p>
          </table:table-cell>
          <table:table-cell office:value-type="float" office:value="-19.875">
            <text:p>-19.875</text:p>
          </table:table-cell>
          <table:table-cell office:value-type="float" office:value="20">
            <text:p>20</text:p>
          </table:table-cell>
          <table:table-cell office:value-type="float" office:value="0.045835706600848">
            <text:p>0.0458357066</text:p>
          </table:table-cell>
          <table:table-cell office:value-type="float" office:value="-0.000984886025768087">
            <text:p>-0.000984886</text:p>
          </table:table-cell>
          <table:table-cell office:value-type="float" office:value="0.00063351282863478">
            <text:p>0.0006335128</text:p>
          </table:table-cell>
          <table:table-cell office:value-type="float" office:value="1.16454276062218">
            <text:p>1.1645427606</text:p>
          </table:table-cell>
          <table:table-cell office:value-type="float" office:value="0.99655480011076">
            <text:p>0.9965548001</text:p>
          </table:table-cell>
          <table:table-cell office:value-type="float" office:value="1.00221808152369">
            <text:p>1.0022180815</text:p>
          </table:table-cell>
          <table:table-cell office:value-type="float" office:value="15.4664131539045">
            <text:p>15.46641315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944">
            <text:p>944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16195">
            <text:p>16195</text:p>
          </table:table-cell>
          <table:table-cell office:value-type="float" office:value="20964">
            <text:p>20964</text:p>
          </table:table-cell>
          <table:table-cell office:value-type="float" office:value="29990">
            <text:p>29990</text:p>
          </table:table-cell>
          <table:table-cell office:value-type="float" office:value="26.75">
            <text:p>26.75</text:p>
          </table:table-cell>
          <table:table-cell office:value-type="float" office:value="696.625">
            <text:p>696.625</text:p>
          </table:table-cell>
          <table:table-cell office:value-type="float" office:value="-47.125">
            <text:p>-47.125</text:p>
          </table:table-cell>
          <table:table-cell office:value-type="float" office:value="0.00165174436554492">
            <text:p>0.0016517444</text:p>
          </table:table-cell>
          <table:table-cell office:value-type="float" office:value="0.0332295840488456">
            <text:p>0.033229584</text:p>
          </table:table-cell>
          <table:table-cell office:value-type="float" office:value="-0.00157135711903968">
            <text:p>-0.0015713571</text:p>
          </table:table-cell>
          <table:table-cell office:value-type="float" office:value="1.00578645266793">
            <text:p>1.0057864527</text:p>
          </table:table-cell>
          <table:table-cell office:value-type="float" office:value="1.11846778647284">
            <text:p>1.1184677865</text:p>
          </table:table-cell>
          <table:table-cell office:value-type="float" office:value="0.994505089643224">
            <text:p>0.9945050896</text:p>
          </table:table-cell>
          <table:table-cell office:value-type="float" office:value="0">
            <text:p>0</text:p>
          </table:table-cell>
          <table:table-cell office:value-type="float" office:value="21.2040250729886">
            <text:p>21.2040250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952">
            <text:p>952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6682">
            <text:p>16682</text:p>
          </table:table-cell>
          <table:table-cell office:value-type="float" office:value="21781">
            <text:p>21781</text:p>
          </table:table-cell>
          <table:table-cell office:value-type="float" office:value="29542">
            <text:p>29542</text:p>
          </table:table-cell>
          <table:table-cell office:value-type="float" office:value="60.25">
            <text:p>60.25</text:p>
          </table:table-cell>
          <table:table-cell office:value-type="float" office:value="431.5">
            <text:p>431.5</text:p>
          </table:table-cell>
          <table:table-cell office:value-type="float" office:value="583.625">
            <text:p>583.625</text:p>
          </table:table-cell>
          <table:table-cell office:value-type="float" office:value="0.00361167725692363">
            <text:p>0.0036116773</text:p>
          </table:table-cell>
          <table:table-cell office:value-type="float" office:value="0.0198108443138515">
            <text:p>0.0198108443</text:p>
          </table:table-cell>
          <table:table-cell office:value-type="float" office:value="0.0197557714440458">
            <text:p>0.0197557714</text:p>
          </table:table-cell>
          <table:table-cell office:value-type="float" office:value="1.01266643705594">
            <text:p>1.0126664371</text:p>
          </table:table-cell>
          <table:table-cell office:value-type="float" office:value="1.07010719542124">
            <text:p>1.0701071954</text:p>
          </table:table-cell>
          <table:table-cell office:value-type="float" office:value="1.06991016944464">
            <text:p>1.06991016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16151">
            <text:p>16151</text:p>
          </table:table-cell>
          <table:table-cell office:value-type="float" office:value="22898">
            <text:p>22898</text:p>
          </table:table-cell>
          <table:table-cell office:value-type="float" office:value="31183">
            <text:p>31183</text:p>
          </table:table-cell>
          <table:table-cell office:value-type="float" office:value="-71">
            <text:p>-71</text:p>
          </table:table-cell>
          <table:table-cell office:value-type="float" office:value="-28.75">
            <text:p>-28.75</text:p>
          </table:table-cell>
          <table:table-cell office:value-type="float" office:value="76.125">
            <text:p>76.125</text:p>
          </table:table-cell>
          <table:table-cell office:value-type="float" office:value="-0.00439601263079685">
            <text:p>-0.0043960126</text:p>
          </table:table-cell>
          <table:table-cell office:value-type="float" office:value="-0.00125556817189274">
            <text:p>-0.0012555682</text:p>
          </table:table-cell>
          <table:table-cell office:value-type="float" office:value="0.00244123400570824">
            <text:p>0.002441234</text:p>
          </table:table-cell>
          <table:table-cell office:value-type="float" office:value="0.984651832649229">
            <text:p>0.9846518326</text:p>
          </table:table-cell>
          <table:table-cell office:value-type="float" office:value="0.995608601243187">
            <text:p>0.9956086012</text:p>
          </table:table-cell>
          <table:table-cell office:value-type="float" office:value="1.00855599988198">
            <text:p>1.00855599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table:number-columns-repeated="2" office:value-type="float" office:value="1018">
            <text:p>1018</text:p>
          </table:table-cell>
          <table:table-cell office:value-type="float" office:value="15876">
            <text:p>15876</text:p>
          </table:table-cell>
          <table:table-cell office:value-type="float" office:value="23393">
            <text:p>23393</text:p>
          </table:table-cell>
          <table:table-cell office:value-type="float" office:value="31821">
            <text:p>31821</text:p>
          </table:table-cell>
          <table:table-cell office:value-type="float" office:value="13.5">
            <text:p>13.5</text:p>
          </table:table-cell>
          <table:table-cell office:value-type="float" office:value="29.125">
            <text:p>29.125</text:p>
          </table:table-cell>
          <table:table-cell office:value-type="float" office:value="304.125">
            <text:p>304.125</text:p>
          </table:table-cell>
          <table:table-cell office:value-type="float" office:value="0.000850340136054422">
            <text:p>0.0008503401</text:p>
          </table:table-cell>
          <table:table-cell office:value-type="float" office:value="0.00124503056469884">
            <text:p>0.0012450306</text:p>
          </table:table-cell>
          <table:table-cell office:value-type="float" office:value="0.00955736777599698">
            <text:p>0.0095573678</text:p>
          </table:table-cell>
          <table:table-cell office:value-type="float" office:value="1.00297760770975">
            <text:p>1.0029776077</text:p>
          </table:table-cell>
          <table:table-cell office:value-type="float" office:value="1.00436064517462">
            <text:p>1.0043606452</text:p>
          </table:table-cell>
          <table:table-cell office:value-type="float" office:value="1.03362982004245">
            <text:p>1.033629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16140">
            <text:p>16140</text:p>
          </table:table-cell>
          <table:table-cell office:value-type="float" office:value="22020">
            <text:p>22020</text:p>
          </table:table-cell>
          <table:table-cell office:value-type="float" office:value="30179">
            <text:p>30179</text:p>
          </table:table-cell>
          <table:table-cell office:value-type="float" office:value="-0.5">
            <text:p>-0.5</text:p>
          </table:table-cell>
          <table:table-cell office:value-type="float" office:value="78.875">
            <text:p>78.875</text:p>
          </table:table-cell>
          <table:table-cell office:value-type="float" office:value="-69.625">
            <text:p>-69.625</text:p>
          </table:table-cell>
          <table:table-cell table:style-name="ce17" office:value-type="float" office:value="-0.0000309789343246592">
            <text:p>-3.10E-005</text:p>
          </table:table-cell>
          <table:table-cell office:value-type="float" office:value="0.00358197093551317">
            <text:p>0.0035819709</text:p>
          </table:table-cell>
          <table:table-cell office:value-type="float" office:value="-0.00230706782862255">
            <text:p>-0.0023070678</text:p>
          </table:table-cell>
          <table:table-cell office:value-type="float" office:value="0.999891575610865">
            <text:p>0.9998915756</text:p>
          </table:table-cell>
          <table:table-cell office:value-type="float" office:value="1.01256204608523">
            <text:p>1.0125620461</text:p>
          </table:table-cell>
          <table:table-cell office:value-type="float" office:value="0.991935694821274">
            <text:p>0.99193569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57">
            <text:p>1057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6724">
            <text:p>16724</text:p>
          </table:table-cell>
          <table:table-cell office:value-type="float" office:value="21422">
            <text:p>21422</text:p>
          </table:table-cell>
          <table:table-cell office:value-type="float" office:value="29327">
            <text:p>29327</text:p>
          </table:table-cell>
          <table:table-cell office:value-type="float" office:value="-109.25">
            <text:p>-109.25</text:p>
          </table:table-cell>
          <table:table-cell office:value-type="float" office:value="335.375">
            <text:p>335.375</text:p>
          </table:table-cell>
          <table:table-cell office:value-type="float" office:value="-6.625">
            <text:p>-6.625</text:p>
          </table:table-cell>
          <table:table-cell office:value-type="float" office:value="-0.00653252810332456">
            <text:p>-0.0065325281</text:p>
          </table:table-cell>
          <table:table-cell office:value-type="float" office:value="0.0156556343945477">
            <text:p>0.0156556344</text:p>
          </table:table-cell>
          <table:table-cell office:value-type="float" office:value="-0.000225901046816926">
            <text:p>-0.000225901</text:p>
          </table:table-cell>
          <table:table-cell office:value-type="float" office:value="0.977219792528269">
            <text:p>0.9772197925</text:p>
          </table:table-cell>
          <table:table-cell office:value-type="float" office:value="1.05527511420198">
            <text:p>1.0552751142</text:p>
          </table:table-cell>
          <table:table-cell office:value-type="float" office:value="0.999209446357455">
            <text:p>0.99920944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766">
            <text:p>766</text:p>
          </table:table-cell>
          <table:table-cell office:value-type="float" office:value="15652">
            <text:p>15652</text:p>
          </table:table-cell>
          <table:table-cell office:value-type="float" office:value="20990">
            <text:p>20990</text:p>
          </table:table-cell>
          <table:table-cell office:value-type="float" office:value="31221">
            <text:p>31221</text:p>
          </table:table-cell>
          <table:table-cell office:value-type="float" office:value="-146.875">
            <text:p>-146.875</text:p>
          </table:table-cell>
          <table:table-cell office:value-type="float" office:value="258.5">
            <text:p>258.5</text:p>
          </table:table-cell>
          <table:table-cell office:value-type="float" office:value="108">
            <text:p>108</text:p>
          </table:table-cell>
          <table:table-cell office:value-type="float" office:value="-0.00938378481983133">
            <text:p>-0.0093837848</text:p>
          </table:table-cell>
          <table:table-cell office:value-type="float" office:value="0.0123153882801334">
            <text:p>0.0123153883</text:p>
          </table:table-cell>
          <table:table-cell office:value-type="float" office:value="0.00345921014701643">
            <text:p>0.0034592101</text:p>
          </table:table-cell>
          <table:table-cell office:value-type="float" office:value="0.967329341748978">
            <text:p>0.9673293417</text:p>
          </table:table-cell>
          <table:table-cell office:value-type="float" office:value="1.04340112980591">
            <text:p>1.0434011298</text:p>
          </table:table-cell>
          <table:table-cell office:value-type="float" office:value="1.01213068913885">
            <text:p>1.01213068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table:number-columns-repeated="2" office:value-type="float" office:value="805">
            <text:p>805</text:p>
          </table:table-cell>
          <table:table-cell office:value-type="float" office:value="14886">
            <text:p>14886</text:p>
          </table:table-cell>
          <table:table-cell office:value-type="float" office:value="21545">
            <text:p>21545</text:p>
          </table:table-cell>
          <table:table-cell office:value-type="float" office:value="31627">
            <text:p>31627</text:p>
          </table:table-cell>
          <table:table-cell office:value-type="float" office:value="-175.125">
            <text:p>-175.125</text:p>
          </table:table-cell>
          <table:table-cell office:value-type="float" office:value="218.125">
            <text:p>218.125</text:p>
          </table:table-cell>
          <table:table-cell office:value-type="float" office:value="254.625">
            <text:p>254.625</text:p>
          </table:table-cell>
          <table:table-cell office:value-type="float" office:value="-0.0117644095122934">
            <text:p>-0.0117644095</text:p>
          </table:table-cell>
          <table:table-cell office:value-type="float" office:value="0.0101241587375261">
            <text:p>0.0101241587</text:p>
          </table:table-cell>
          <table:table-cell office:value-type="float" office:value="0.00805087425301167">
            <text:p>0.0080508743</text:p>
          </table:table-cell>
          <table:table-cell office:value-type="float" office:value="0.959095833316072">
            <text:p>0.9590958333</text:p>
          </table:table-cell>
          <table:table-cell office:value-type="float" office:value="1.03563545281802">
            <text:p>1.0356354528</text:p>
          </table:table-cell>
          <table:table-cell office:value-type="float" office:value="1.02830510037497">
            <text:p>1.02830510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579">
            <text:p>579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5114">
            <text:p>15114</text:p>
          </table:table-cell>
          <table:table-cell office:value-type="float" office:value="21308">
            <text:p>21308</text:p>
          </table:table-cell>
          <table:table-cell office:value-type="float" office:value="30151">
            <text:p>30151</text:p>
          </table:table-cell>
          <table:table-cell office:value-type="float" office:value="-198">
            <text:p>-198</text:p>
          </table:table-cell>
          <table:table-cell office:value-type="float" office:value="313.75">
            <text:p>313.75</text:p>
          </table:table-cell>
          <table:table-cell office:value-type="float" office:value="762">
            <text:p>762</text:p>
          </table:table-cell>
          <table:table-cell office:value-type="float" office:value="-0.0131004366812227">
            <text:p>-0.0131004367</text:p>
          </table:table-cell>
          <table:table-cell office:value-type="float" office:value="0.0147245166134785">
            <text:p>0.0147245166</text:p>
          </table:table-cell>
          <table:table-cell office:value-type="float" office:value="0.0252727936055189">
            <text:p>0.0252727936</text:p>
          </table:table-cell>
          <table:table-cell office:value-type="float" office:value="0.954484849640548">
            <text:p>0.9544848496</text:p>
          </table:table-cell>
          <table:table-cell office:value-type="float" office:value="1.0519607584706">
            <text:p>1.0519607585</text:p>
          </table:table-cell>
          <table:table-cell office:value-type="float" office:value="1.08970665724871">
            <text:p>1.0897066572</text:p>
          </table:table-cell>
          <table:table-cell table:number-columns-repeated="2" office:value-type="float" office:value="0">
            <text:p>0</text:p>
          </table:table-cell>
          <table:table-cell office:value-type="float" office:value="27.7717469477229">
            <text:p>27.771746947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5855">
            <text:p>15855</text:p>
          </table:table-cell>
          <table:table-cell office:value-type="float" office:value="21565">
            <text:p>21565</text:p>
          </table:table-cell>
          <table:table-cell office:value-type="float" office:value="33295">
            <text:p>33295</text:p>
          </table:table-cell>
          <table:table-cell office:value-type="float" office:value="124.5">
            <text:p>124.5</text:p>
          </table:table-cell>
          <table:table-cell office:value-type="float" office:value="-66.375">
            <text:p>-66.375</text:p>
          </table:table-cell>
          <table:table-cell office:value-type="float" office:value="318.75">
            <text:p>318.75</text:p>
          </table:table-cell>
          <table:table-cell office:value-type="float" office:value="0.00785241248817408">
            <text:p>0.0078524125</text:p>
          </table:table-cell>
          <table:table-cell office:value-type="float" office:value="-0.00307790401112914">
            <text:p>-0.003077904</text:p>
          </table:table-cell>
          <table:table-cell office:value-type="float" office:value="0.00957350953596636">
            <text:p>0.0095735095</text:p>
          </table:table-cell>
          <table:table-cell office:value-type="float" office:value="1.0276042980571">
            <text:p>1.0276042981</text:p>
          </table:table-cell>
          <table:table-cell office:value-type="float" office:value="0.989245904007527">
            <text:p>0.989245904</text:p>
          </table:table-cell>
          <table:table-cell office:value-type="float" office:value="1.03368692146216">
            <text:p>1.03368692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5540">
            <text:p>15540</text:p>
          </table:table-cell>
          <table:table-cell office:value-type="float" office:value="22290">
            <text:p>22290</text:p>
          </table:table-cell>
          <table:table-cell office:value-type="float" office:value="34727">
            <text:p>34727</text:p>
          </table:table-cell>
          <table:table-cell office:value-type="float" office:value="170">
            <text:p>170</text:p>
          </table:table-cell>
          <table:table-cell office:value-type="float" office:value="18.5">
            <text:p>18.5</text:p>
          </table:table-cell>
          <table:table-cell office:value-type="float" office:value="-186.125">
            <text:p>-186.125</text:p>
          </table:table-cell>
          <table:table-cell office:value-type="float" office:value="0.0109395109395109">
            <text:p>0.0109395109</text:p>
          </table:table-cell>
          <table:table-cell office:value-type="float" office:value="0.000829968595782862">
            <text:p>0.0008299686</text:p>
          </table:table-cell>
          <table:table-cell office:value-type="float" office:value="-0.00535966251043856">
            <text:p>-0.0053596625</text:p>
          </table:table-cell>
          <table:table-cell office:value-type="float" office:value="1.0385228471715">
            <text:p>1.0385228472</text:p>
          </table:table-cell>
          <table:table-cell office:value-type="float" office:value="1.00290624022707">
            <text:p>1.0029062402</text:p>
          </table:table-cell>
          <table:table-cell office:value-type="float" office:value="0.981297484138628">
            <text:p>0.98129748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5727">
            <text:p>15727</text:p>
          </table:table-cell>
          <table:table-cell office:value-type="float" office:value="22396">
            <text:p>22396</text:p>
          </table:table-cell>
          <table:table-cell office:value-type="float" office:value="36058">
            <text:p>36058</text:p>
          </table:table-cell>
          <table:table-cell office:value-type="float" office:value="249.25">
            <text:p>249.25</text:p>
          </table:table-cell>
          <table:table-cell office:value-type="float" office:value="1.75">
            <text:p>1.75</text:p>
          </table:table-cell>
          <table:table-cell office:value-type="float" office:value="-422.125">
            <text:p>-422.125</text:p>
          </table:table-cell>
          <table:table-cell office:value-type="float" office:value="0.0158485407261398">
            <text:p>0.0158485407</text:p>
          </table:table-cell>
          <table:table-cell table:style-name="ce17" office:value-type="float" office:value="0.000078138953384533">
            <text:p>7.81E-005</text:p>
          </table:table-cell>
          <table:table-cell office:value-type="float" office:value="-0.0117068334350214">
            <text:p>-0.0117068334</text:p>
          </table:table-cell>
          <table:table-cell office:value-type="float" office:value="1.05596219797806">
            <text:p>1.055962198</text:p>
          </table:table-cell>
          <table:table-cell office:value-type="float" office:value="1.00027349830401">
            <text:p>1.0002734983</text:p>
          </table:table-cell>
          <table:table-cell office:value-type="float" office:value="0.959294700877613">
            <text:p>0.95929470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6068">
            <text:p>16068</text:p>
          </table:table-cell>
          <table:table-cell office:value-type="float" office:value="21715">
            <text:p>21715</text:p>
          </table:table-cell>
          <table:table-cell office:value-type="float" office:value="35106">
            <text:p>35106</text:p>
          </table:table-cell>
          <table:table-cell office:value-type="float" office:value="142">
            <text:p>142</text:p>
          </table:table-cell>
          <table:table-cell office:value-type="float" office:value="32.25">
            <text:p>32.25</text:p>
          </table:table-cell>
          <table:table-cell office:value-type="float" office:value="-943.875">
            <text:p>-943.875</text:p>
          </table:table-cell>
          <table:table-cell office:value-type="float" office:value="0.00883744087627583">
            <text:p>0.0088374409</text:p>
          </table:table-cell>
          <table:table-cell office:value-type="float" office:value="0.00148514851485149">
            <text:p>0.0014851485</text:p>
          </table:table-cell>
          <table:table-cell office:value-type="float" office:value="-0.0268864296701419">
            <text:p>-0.0268864297</text:p>
          </table:table-cell>
          <table:table-cell office:value-type="float" office:value="1.031084119775">
            <text:p>1.0310841198</text:p>
          </table:table-cell>
          <table:table-cell office:value-type="float" office:value="1.00520234290756">
            <text:p>1.0052023429</text:p>
          </table:table-cell>
          <table:table-cell office:value-type="float" office:value="0.907314341151302">
            <text:p>0.9073143412</text:p>
          </table:table-cell>
          <table:table-cell table:number-columns-repeated="2" office:value-type="float" office:value="0">
            <text:p>0</text:p>
          </table:table-cell>
          <table:table-cell office:value-type="float" office:value="-25.4324109310083">
            <text:p>-25.43241093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5689">
            <text:p>15689</text:p>
          </table:table-cell>
          <table:table-cell office:value-type="float" office:value="22774">
            <text:p>22774</text:p>
          </table:table-cell>
          <table:table-cell office:value-type="float" office:value="31927">
            <text:p>31927</text:p>
          </table:table-cell>
          <table:table-cell office:value-type="float" office:value="192.375">
            <text:p>192.375</text:p>
          </table:table-cell>
          <table:table-cell office:value-type="float" office:value="-1136.625">
            <text:p>-1136.625</text:p>
          </table:table-cell>
          <table:table-cell office:value-type="float" office:value="263.5">
            <text:p>263.5</text:p>
          </table:table-cell>
          <table:table-cell office:value-type="float" office:value="0.0122617757664606">
            <text:p>0.0122617758</text:p>
          </table:table-cell>
          <table:table-cell office:value-type="float" office:value="-0.0499088873276543">
            <text:p>-0.0499088873</text:p>
          </table:table-cell>
          <table:table-cell office:value-type="float" office:value="0.00825320261847339">
            <text:p>0.0082532026</text:p>
          </table:table-cell>
          <table:table-cell office:value-type="float" office:value="1.04321090342671">
            <text:p>1.0432109034</text:p>
          </table:table-cell>
          <table:table-cell office:value-type="float" office:value="0.830201052540407">
            <text:p>0.8302010525</text:p>
          </table:table-cell>
          <table:table-cell office:value-type="float" office:value="1.02901971525744">
            <text:p>1.0290197153</text:p>
          </table:table-cell>
          <table:table-cell office:value-type="float" office:value="0">
            <text:p>0</text:p>
          </table:table-cell>
          <table:table-cell office:value-type="float" office:value="-13.5387207870535">
            <text:p>-13.53872078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5540">
            <text:p>15540</text:p>
          </table:table-cell>
          <table:table-cell office:value-type="float" office:value="20500">
            <text:p>20500</text:p>
          </table:table-cell>
          <table:table-cell office:value-type="float" office:value="33602">
            <text:p>33602</text:p>
          </table:table-cell>
          <table:table-cell office:value-type="float" office:value="170">
            <text:p>170</text:p>
          </table:table-cell>
          <table:table-cell office:value-type="float" office:value="277.125">
            <text:p>277.125</text:p>
          </table:table-cell>
          <table:table-cell office:value-type="float" office:value="-38">
            <text:p>-38</text:p>
          </table:table-cell>
          <table:table-cell office:value-type="float" office:value="0.0109395109395109">
            <text:p>0.0109395109</text:p>
          </table:table-cell>
          <table:table-cell office:value-type="float" office:value="0.0135182926829268">
            <text:p>0.0135182927</text:p>
          </table:table-cell>
          <table:table-cell office:value-type="float" office:value="-0.0011308850663651">
            <text:p>-0.0011308851</text:p>
          </table:table-cell>
          <table:table-cell office:value-type="float" office:value="1.0385228471715">
            <text:p>1.0385228472</text:p>
          </table:table-cell>
          <table:table-cell office:value-type="float" office:value="1.04767220309488">
            <text:p>1.0476722031</text:p>
          </table:table-cell>
          <table:table-cell office:value-type="float" office:value="0.996044408913747">
            <text:p>0.99604440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14622">
            <text:p>14622</text:p>
          </table:table-cell>
          <table:table-cell office:value-type="float" office:value="20394">
            <text:p>20394</text:p>
          </table:table-cell>
          <table:table-cell office:value-type="float" office:value="34984">
            <text:p>34984</text:p>
          </table:table-cell>
          <table:table-cell office:value-type="float" office:value="-828.375">
            <text:p>-828.375</text:p>
          </table:table-cell>
          <table:table-cell office:value-type="float" office:value="-201">
            <text:p>-201</text:p>
          </table:table-cell>
          <table:table-cell office:value-type="float" office:value="-471">
            <text:p>-471</text:p>
          </table:table-cell>
          <table:table-cell office:value-type="float" office:value="-0.0566526466967583">
            <text:p>-0.0566526467</text:p>
          </table:table-cell>
          <table:table-cell office:value-type="float" office:value="-0.00985583995292733">
            <text:p>-0.00985584</text:p>
          </table:table-cell>
          <table:table-cell office:value-type="float" office:value="-0.013463297507432">
            <text:p>-0.0134632975</text:p>
          </table:table-cell>
          <table:table-cell office:value-type="float" office:value="0.808006400421731">
            <text:p>0.8080064004</text:p>
          </table:table-cell>
          <table:table-cell office:value-type="float" office:value="0.965694949823863">
            <text:p>0.9656949498</text:p>
          </table:table-cell>
          <table:table-cell office:value-type="float" office:value="0.953233729068344">
            <text:p>0.9532337291</text:p>
          </table:table-cell>
          <table:table-cell office:value-type="float" office:value="-11.8850940181713">
            <text:p>-11.88509401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771">
            <text:p>771</text:p>
          </table:table-cell>
          <table:table-cell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12930">
            <text:p>12930</text:p>
          </table:table-cell>
          <table:table-cell office:value-type="float" office:value="20915">
            <text:p>20915</text:p>
          </table:table-cell>
          <table:table-cell office:value-type="float" office:value="33502">
            <text:p>33502</text:p>
          </table:table-cell>
          <table:table-cell office:value-type="float" office:value="-842.25">
            <text:p>-842.25</text:p>
          </table:table-cell>
          <table:table-cell office:value-type="float" office:value="313.125">
            <text:p>313.125</text:p>
          </table:table-cell>
          <table:table-cell office:value-type="float" office:value="-982.875">
            <text:p>-982.875</text:p>
          </table:table-cell>
          <table:table-cell office:value-type="float" office:value="-0.0651392111368909">
            <text:p>-0.0651392111</text:p>
          </table:table-cell>
          <table:table-cell office:value-type="float" office:value="0.0149713124551757">
            <text:p>0.0149713125</text:p>
          </table:table-cell>
          <table:table-cell office:value-type="float" office:value="-0.0293378007283147">
            <text:p>-0.0293378007</text:p>
          </table:table-cell>
          <table:table-cell office:value-type="float" office:value="0.780329270002853">
            <text:p>0.78032927</text:p>
          </table:table-cell>
          <table:table-cell office:value-type="float" office:value="1.05283890837851">
            <text:p>1.0528389084</text:p>
          </table:table-cell>
          <table:table-cell office:value-type="float" office:value="0.899004682291984">
            <text:p>0.8990046823</text:p>
          </table:table-cell>
          <table:table-cell office:value-type="float" office:value="-10.2905487899134">
            <text:p>-10.2905487899</text:p>
          </table:table-cell>
          <table:table-cell office:value-type="float" office:value="0">
            <text:p>0</text:p>
          </table:table-cell>
          <table:table-cell office:value-type="float" office:value="-23.2781257351627">
            <text:p>-23.278125735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16">
            <text:p>1216</text:p>
          </table:table-cell>
          <table:table-cell office:value-type="float" office:value="12010">
            <text:p>12010</text:p>
          </table:table-cell>
          <table:table-cell office:value-type="float" office:value="20603">
            <text:p>20603</text:p>
          </table:table-cell>
          <table:table-cell office:value-type="float" office:value="31957">
            <text:p>31957</text:p>
          </table:table-cell>
          <table:table-cell office:value-type="float" office:value="-526.125">
            <text:p>-526.125</text:p>
          </table:table-cell>
          <table:table-cell office:value-type="float" office:value="-836.625">
            <text:p>-836.625</text:p>
          </table:table-cell>
          <table:table-cell office:value-type="float" office:value="371.875">
            <text:p>371.875</text:p>
          </table:table-cell>
          <table:table-cell office:value-type="float" office:value="-0.0438072439633639">
            <text:p>-0.043807244</text:p>
          </table:table-cell>
          <table:table-cell office:value-type="float" office:value="-0.0406069504441101">
            <text:p>-0.0406069504</text:p>
          </table:table-cell>
          <table:table-cell office:value-type="float" office:value="0.0116367306067528">
            <text:p>0.0116367306</text:p>
          </table:table-cell>
          <table:table-cell office:value-type="float" office:value="0.850436032390611">
            <text:p>0.8504360324</text:p>
          </table:table-cell>
          <table:table-cell office:value-type="float" office:value="0.861107565317381">
            <text:p>0.8611075653</text:p>
          </table:table-cell>
          <table:table-cell office:value-type="float" office:value="1.04099396758209">
            <text:p>1.0409939676</text:p>
          </table:table-cell>
          <table:table-cell office:value-type="float" office:value="-15.4735002196644">
            <text:p>-15.4735002197</text:p>
          </table:table-cell>
          <table:table-cell office:value-type="float" office:value="-16.720700419207">
            <text:p>-16.7207004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577">
            <text:p>577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2395">
            <text:p>12395</text:p>
          </table:table-cell>
          <table:table-cell office:value-type="float" office:value="20182">
            <text:p>20182</text:p>
          </table:table-cell>
          <table:table-cell office:value-type="float" office:value="33388">
            <text:p>33388</text:p>
          </table:table-cell>
          <table:table-cell office:value-type="float" office:value="-313.75">
            <text:p>-313.75</text:p>
          </table:table-cell>
          <table:table-cell office:value-type="float" office:value="-1111.375">
            <text:p>-1111.375</text:p>
          </table:table-cell>
          <table:table-cell office:value-type="float" office:value="-68.75">
            <text:p>-68.75</text:p>
          </table:table-cell>
          <table:table-cell office:value-type="float" office:value="-0.0253126260588947">
            <text:p>-0.0253126261</text:p>
          </table:table-cell>
          <table:table-cell office:value-type="float" office:value="-0.0550676345258151">
            <text:p>-0.0550676345</text:p>
          </table:table-cell>
          <table:table-cell office:value-type="float" office:value="-0.00205912303821732">
            <text:p>-0.002059123</text:p>
          </table:table-cell>
          <table:table-cell office:value-type="float" office:value="0.912661637708343">
            <text:p>0.9126616377</text:p>
          </table:table-cell>
          <table:table-cell office:value-type="float" office:value="0.813206870129294">
            <text:p>0.8132068701</text:p>
          </table:table-cell>
          <table:table-cell office:value-type="float" office:value="0.992801379742105">
            <text:p>0.9928013797</text:p>
          </table:table-cell>
          <table:table-cell office:value-type="float" office:value="-27.0354014339704">
            <text:p>-27.035401434</text:p>
          </table:table-cell>
          <table:table-cell office:value-type="float" office:value="-12.2373521176669">
            <text:p>-12.23735211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3148">
            <text:p>13148</text:p>
          </table:table-cell>
          <table:table-cell office:value-type="float" office:value="19731">
            <text:p>19731</text:p>
          </table:table-cell>
          <table:table-cell office:value-type="float" office:value="33976">
            <text:p>33976</text:p>
          </table:table-cell>
          <table:table-cell office:value-type="float" office:value="-176.5">
            <text:p>-176.5</text:p>
          </table:table-cell>
          <table:table-cell office:value-type="float" office:value="-187.25">
            <text:p>-187.25</text:p>
          </table:table-cell>
          <table:table-cell office:value-type="float" office:value="-379.75">
            <text:p>-379.75</text:p>
          </table:table-cell>
          <table:table-cell office:value-type="float" office:value="-0.0134240949193794">
            <text:p>-0.0134240949</text:p>
          </table:table-cell>
          <table:table-cell office:value-type="float" office:value="-0.00949014241548832">
            <text:p>-0.0094901424</text:p>
          </table:table-cell>
          <table:table-cell office:value-type="float" office:value="-0.0111770072992701">
            <text:p>-0.0111770073</text:p>
          </table:table-cell>
          <table:table-cell office:value-type="float" office:value="0.953368872178005">
            <text:p>0.9533688722</text:p>
          </table:table-cell>
          <table:table-cell office:value-type="float" office:value="0.966961024639801">
            <text:p>0.9669610246</text:p>
          </table:table-cell>
          <table:table-cell office:value-type="float" office:value="0.961125328417204">
            <text:p>0.96112532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12402">
            <text:p>12402</text:p>
          </table:table-cell>
          <table:table-cell office:value-type="float" office:value="19190">
            <text:p>19190</text:p>
          </table:table-cell>
          <table:table-cell office:value-type="float" office:value="32966">
            <text:p>32966</text:p>
          </table:table-cell>
          <table:table-cell office:value-type="float" office:value="-815.25">
            <text:p>-815.25</text:p>
          </table:table-cell>
          <table:table-cell office:value-type="float" office:value="-492.125">
            <text:p>-492.125</text:p>
          </table:table-cell>
          <table:table-cell office:value-type="float" office:value="-838.875">
            <text:p>-838.875</text:p>
          </table:table-cell>
          <table:table-cell office:value-type="float" office:value="-0.0657353652636671">
            <text:p>-0.0657353653</text:p>
          </table:table-cell>
          <table:table-cell office:value-type="float" office:value="-0.0256448671182908">
            <text:p>-0.0256448671</text:p>
          </table:table-cell>
          <table:table-cell office:value-type="float" office:value="-0.0254466723290663">
            <text:p>-0.0254466723</text:p>
          </table:table-cell>
          <table:table-cell office:value-type="float" office:value="0.778395652540007">
            <text:p>0.7783956525</text:p>
          </table:table-cell>
          <table:table-cell office:value-type="float" office:value="0.911531977136631">
            <text:p>0.9115319771</text:p>
          </table:table-cell>
          <table:table-cell office:value-type="float" office:value="0.912205811788209">
            <text:p>0.9122058118</text:p>
          </table:table-cell>
          <table:table-cell office:value-type="float" office:value="-10.1940085907213">
            <text:p>-10.1940085907</text:p>
          </table:table-cell>
          <table:table-cell office:value-type="float" office:value="-26.680616463848">
            <text:p>-26.6806164638</text:p>
          </table:table-cell>
          <table:table-cell office:value-type="float" office:value="-26.8911447610562">
            <text:p>-26.891144761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835">
            <text:p>835</text:p>
          </table:table-cell>
          <table:table-cell table:number-columns-repeated="2" office:value-type="float" office:value="1239">
            <text:p>1239</text:p>
          </table:table-cell>
          <table:table-cell office:value-type="float" office:value="11705">
            <text:p>11705</text:p>
          </table:table-cell>
          <table:table-cell office:value-type="float" office:value="17790">
            <text:p>17790</text:p>
          </table:table-cell>
          <table:table-cell office:value-type="float" office:value="30391">
            <text:p>30391</text:p>
          </table:table-cell>
          <table:table-cell office:value-type="float" office:value="-531.5">
            <text:p>-531.5</text:p>
          </table:table-cell>
          <table:table-cell office:value-type="float" office:value="-8.25">
            <text:p>-8.25</text:p>
          </table:table-cell>
          <table:table-cell office:value-type="float" office:value="-1483.25">
            <text:p>-1483.25</text:p>
          </table:table-cell>
          <table:table-cell office:value-type="float" office:value="-0.0454079453225117">
            <text:p>-0.0454079453</text:p>
          </table:table-cell>
          <table:table-cell office:value-type="float" office:value="-0.000463743676222597">
            <text:p>-0.0004637437</text:p>
          </table:table-cell>
          <table:table-cell office:value-type="float" office:value="-0.0488055674377283">
            <text:p>-0.0488055674</text:p>
          </table:table-cell>
          <table:table-cell office:value-type="float" office:value="0.845113479108097">
            <text:p>0.8451134791</text:p>
          </table:table-cell>
          <table:table-cell office:value-type="float" office:value="0.998377318647287">
            <text:p>0.9983773186</text:p>
          </table:table-cell>
          <table:table-cell office:value-type="float" office:value="0.833849201457272">
            <text:p>0.8338492015</text:p>
          </table:table-cell>
          <table:table-cell office:value-type="float" office:value="-14.9156298041006">
            <text:p>-14.9156298041</text:p>
          </table:table-cell>
          <table:table-cell office:value-type="float" office:value="0">
            <text:p>0</text:p>
          </table:table-cell>
          <table:table-cell office:value-type="float" office:value="-13.8527516735385">
            <text:p>-13.852751673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1810">
            <text:p>11810</text:p>
          </table:table-cell>
          <table:table-cell office:value-type="float" office:value="17836">
            <text:p>17836</text:p>
          </table:table-cell>
          <table:table-cell office:value-type="float" office:value="26885">
            <text:p>26885</text:p>
          </table:table-cell>
          <table:table-cell office:value-type="float" office:value="-269">
            <text:p>-269</text:p>
          </table:table-cell>
          <table:table-cell office:value-type="float" office:value="-72.75">
            <text:p>-72.75</text:p>
          </table:table-cell>
          <table:table-cell office:value-type="float" office:value="-1529.125">
            <text:p>-1529.125</text:p>
          </table:table-cell>
          <table:table-cell office:value-type="float" office:value="-0.0227773073666384">
            <text:p>-0.0227773074</text:p>
          </table:table-cell>
          <table:table-cell office:value-type="float" office:value="-0.00407882933393137">
            <text:p>-0.0040788293</text:p>
          </table:table-cell>
          <table:table-cell office:value-type="float" office:value="-0.05687651106565">
            <text:p>-0.0568765111</text:p>
          </table:table-cell>
          <table:table-cell office:value-type="float" office:value="0.921296283449279">
            <text:p>0.9212962834</text:p>
          </table:table-cell>
          <table:table-cell office:value-type="float" office:value="0.985756705554761">
            <text:p>0.9857567056</text:p>
          </table:table-cell>
          <table:table-cell office:value-type="float" office:value="0.807272688791787">
            <text:p>0.8072726888</text:p>
          </table:table-cell>
          <table:table-cell office:value-type="float" office:value="-30.0835758438166">
            <text:p>-30.0835758438</text:p>
          </table:table-cell>
          <table:table-cell office:value-type="float" office:value="0">
            <text:p>0</text:p>
          </table:table-cell>
          <table:table-cell office:value-type="float" office:value="-11.8369235487001">
            <text:p>-11.836923548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29">
            <text:p>829</text:p>
          </table:table-cell>
          <table:table-cell office:value-type="float" office:value="1232">
            <text:p>1232</text:p>
          </table:table-cell>
          <table:table-cell office:value-type="float" office:value="12710">
            <text:p>12710</text:p>
          </table:table-cell>
          <table:table-cell office:value-type="float" office:value="17168">
            <text:p>17168</text:p>
          </table:table-cell>
          <table:table-cell office:value-type="float" office:value="24800">
            <text:p>24800</text:p>
          </table:table-cell>
          <table:table-cell office:value-type="float" office:value="-238.375">
            <text:p>-238.375</text:p>
          </table:table-cell>
          <table:table-cell office:value-type="float" office:value="-134.5">
            <text:p>-134.5</text:p>
          </table:table-cell>
          <table:table-cell office:value-type="float" office:value="-1439.875">
            <text:p>-1439.875</text:p>
          </table:table-cell>
          <table:table-cell office:value-type="float" office:value="-0.0187549173878836">
            <text:p>-0.0187549174</text:p>
          </table:table-cell>
          <table:table-cell office:value-type="float" office:value="-0.00783434296365331">
            <text:p>-0.007834343</text:p>
          </table:table-cell>
          <table:table-cell office:value-type="float" office:value="-0.0580594758064516">
            <text:p>-0.0580594758</text:p>
          </table:table-cell>
          <table:table-cell office:value-type="float" office:value="0.935047213117811">
            <text:p>0.9350472131</text:p>
          </table:table-cell>
          <table:table-cell office:value-type="float" office:value="0.972700098409371">
            <text:p>0.9727000984</text:p>
          </table:table-cell>
          <table:table-cell office:value-type="float" office:value="0.803398804030022">
            <text:p>0.803398804</text:p>
          </table:table-cell>
          <table:table-cell table:number-columns-repeated="2" office:value-type="float" office:value="0">
            <text:p>0</text:p>
          </table:table-cell>
          <table:table-cell office:value-type="float" office:value="-11.5885427836294">
            <text:p>-11.588542783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12066">
            <text:p>12066</text:p>
          </table:table-cell>
          <table:table-cell office:value-type="float" office:value="15840">
            <text:p>15840</text:p>
          </table:table-cell>
          <table:table-cell office:value-type="float" office:value="22440">
            <text:p>22440</text:p>
          </table:table-cell>
          <table:table-cell office:value-type="float" office:value="-776.25">
            <text:p>-776.25</text:p>
          </table:table-cell>
          <table:table-cell office:value-type="float" office:value="-1009.5">
            <text:p>-1009.5</text:p>
          </table:table-cell>
          <table:table-cell office:value-type="float" office:value="-123.375">
            <text:p>-123.375</text:p>
          </table:table-cell>
          <table:table-cell office:value-type="float" office:value="-0.0643336648433615">
            <text:p>-0.0643336648</text:p>
          </table:table-cell>
          <table:table-cell office:value-type="float" office:value="-0.0637310606060606">
            <text:p>-0.0637310606</text:p>
          </table:table-cell>
          <table:table-cell office:value-type="float" office:value="-0.00549799465240642">
            <text:p>-0.0054979947</text:p>
          </table:table-cell>
          <table:table-cell office:value-type="float" office:value="0.782944261095304">
            <text:p>0.7829442611</text:p>
          </table:table-cell>
          <table:table-cell office:value-type="float" office:value="0.784902118127296">
            <text:p>0.7849021181</text:p>
          </table:table-cell>
          <table:table-cell office:value-type="float" office:value="0.980816265489165">
            <text:p>0.9808162655</text:p>
          </table:table-cell>
          <table:table-cell office:value-type="float" office:value="-10.4238386995435">
            <text:p>-10.4238386995</text:p>
          </table:table-cell>
          <table:table-cell office:value-type="float" office:value="-10.5257510170696">
            <text:p>-10.52575101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02">
            <text:p>602</text:p>
          </table:table-cell>
          <table:table-cell office:value-type="float" office:value="1267">
            <text:p>1267</text:p>
          </table:table-cell>
          <table:table-cell office:value-type="float" office:value="11236">
            <text:p>11236</text:p>
          </table:table-cell>
          <table:table-cell office:value-type="float" office:value="15607">
            <text:p>15607</text:p>
          </table:table-cell>
          <table:table-cell office:value-type="float" office:value="23931">
            <text:p>23931</text:p>
          </table:table-cell>
          <table:table-cell office:value-type="float" office:value="-517">
            <text:p>-517</text:p>
          </table:table-cell>
          <table:table-cell office:value-type="float" office:value="-126.25">
            <text:p>-126.25</text:p>
          </table:table-cell>
          <table:table-cell office:value-type="float" office:value="18.625">
            <text:p>18.625</text:p>
          </table:table-cell>
          <table:table-cell office:value-type="float" office:value="-0.0460128159487362">
            <text:p>-0.0460128159</text:p>
          </table:table-cell>
          <table:table-cell office:value-type="float" office:value="-0.00808931889536746">
            <text:p>-0.0080893189</text:p>
          </table:table-cell>
          <table:table-cell office:value-type="float" office:value="0.000778279219422506">
            <text:p>0.0007782792</text:p>
          </table:table-cell>
          <table:table-cell office:value-type="float" office:value="0.843104815473227">
            <text:p>0.8431048155</text:p>
          </table:table-cell>
          <table:table-cell office:value-type="float" office:value="0.971815640543388">
            <text:p>0.9718156405</text:p>
          </table:table-cell>
          <table:table-cell office:value-type="float" office:value="1.00272516447632">
            <text:p>1.0027251645</text:p>
          </table:table-cell>
          <table:table-cell office:value-type="float" office:value="-14.7149255792508">
            <text:p>-14.71492557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11810">
            <text:p>11810</text:p>
          </table:table-cell>
          <table:table-cell office:value-type="float" office:value="15608">
            <text:p>15608</text:p>
          </table:table-cell>
          <table:table-cell office:value-type="float" office:value="24067">
            <text:p>24067</text:p>
          </table:table-cell>
          <table:table-cell office:value-type="float" office:value="-269">
            <text:p>-269</text:p>
          </table:table-cell>
          <table:table-cell office:value-type="float" office:value="-137.5">
            <text:p>-137.5</text:p>
          </table:table-cell>
          <table:table-cell office:value-type="float" office:value="-137">
            <text:p>-137</text:p>
          </table:table-cell>
          <table:table-cell office:value-type="float" office:value="-0.0227773073666384">
            <text:p>-0.0227773074</text:p>
          </table:table-cell>
          <table:table-cell office:value-type="float" office:value="-0.00880958482829318">
            <text:p>-0.0088095848</text:p>
          </table:table-cell>
          <table:table-cell office:value-type="float" office:value="-0.00569244193293722">
            <text:p>-0.0056924419</text:p>
          </table:table-cell>
          <table:table-cell office:value-type="float" office:value="0.921296283449279">
            <text:p>0.9212962834</text:p>
          </table:table-cell>
          <table:table-cell office:value-type="float" office:value="0.969318566319274">
            <text:p>0.9693185663</text:p>
          </table:table-cell>
          <table:table-cell office:value-type="float" office:value="0.980139964869233">
            <text:p>0.9801399649</text:p>
          </table:table-cell>
          <table:table-cell office:value-type="float" office:value="-30.0835758438166">
            <text:p>-30.08357584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12115">
            <text:p>12115</text:p>
          </table:table-cell>
          <table:table-cell office:value-type="float" office:value="16156">
            <text:p>16156</text:p>
          </table:table-cell>
          <table:table-cell office:value-type="float" office:value="22957">
            <text:p>22957</text:p>
          </table:table-cell>
          <table:table-cell office:value-type="float" office:value="-168.625">
            <text:p>-168.625</text:p>
          </table:table-cell>
          <table:table-cell office:value-type="float" office:value="-148.625">
            <text:p>-148.625</text:p>
          </table:table-cell>
          <table:table-cell office:value-type="float" office:value="-216.875">
            <text:p>-216.875</text:p>
          </table:table-cell>
          <table:table-cell office:value-type="float" office:value="-0.0139186958316137">
            <text:p>-0.0139186958</text:p>
          </table:table-cell>
          <table:table-cell office:value-type="float" office:value="-0.00919936865560782">
            <text:p>-0.0091993687</text:p>
          </table:table-cell>
          <table:table-cell office:value-type="float" office:value="-0.00944700962669338">
            <text:p>-0.0094470096</text:p>
          </table:table-cell>
          <table:table-cell office:value-type="float" office:value="0.951664275572912">
            <text:p>0.9516642756</text:p>
          </table:table-cell>
          <table:table-cell office:value-type="float" office:value="0.96796808133735">
            <text:p>0.9679680813</text:p>
          </table:table-cell>
          <table:table-cell office:value-type="float" office:value="0.967110388448711">
            <text:p>0.96711038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45">
            <text:p>1245</text:p>
          </table:table-cell>
          <table:table-cell office:value-type="float" office:value="11992">
            <text:p>11992</text:p>
          </table:table-cell>
          <table:table-cell office:value-type="float" office:value="15789">
            <text:p>15789</text:p>
          </table:table-cell>
          <table:table-cell office:value-type="float" office:value="22444">
            <text:p>22444</text:p>
          </table:table-cell>
          <table:table-cell office:value-type="float" office:value="-81.75">
            <text:p>-81.75</text:p>
          </table:table-cell>
          <table:table-cell office:value-type="float" office:value="-79.5">
            <text:p>-79.5</text:p>
          </table:table-cell>
          <table:table-cell office:value-type="float" office:value="-7.5">
            <text:p>-7.5</text:p>
          </table:table-cell>
          <table:table-cell office:value-type="float" office:value="-0.00681704469646431">
            <text:p>-0.0068170447</text:p>
          </table:table-cell>
          <table:table-cell office:value-type="float" office:value="-0.00503515105453164">
            <text:p>-0.0050351511</text:p>
          </table:table-cell>
          <table:table-cell office:value-type="float" office:value="-0.00033416503297095">
            <text:p>-0.000334165</text:p>
          </table:table-cell>
          <table:table-cell office:value-type="float" office:value="0.976231428875226">
            <text:p>0.9762314289</text:p>
          </table:table-cell>
          <table:table-cell office:value-type="float" office:value="0.982426662691578">
            <text:p>0.9824266627</text:p>
          </table:table-cell>
          <table:table-cell office:value-type="float" office:value="0.998830641250489">
            <text:p>0.99883064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11636">
            <text:p>11636</text:p>
          </table:table-cell>
          <table:table-cell office:value-type="float" office:value="16430">
            <text:p>16430</text:p>
          </table:table-cell>
          <table:table-cell office:value-type="float" office:value="23428">
            <text:p>23428</text:p>
          </table:table-cell>
          <table:table-cell office:value-type="float" office:value="-109.75">
            <text:p>-109.75</text:p>
          </table:table-cell>
          <table:table-cell office:value-type="float" office:value="20">
            <text:p>20</text:p>
          </table:table-cell>
          <table:table-cell office:value-type="float" office:value="-169.125">
            <text:p>-169.125</text:p>
          </table:table-cell>
          <table:table-cell office:value-type="float" office:value="-0.00943193537298041">
            <text:p>-0.0094319354</text:p>
          </table:table-cell>
          <table:table-cell office:value-type="float" office:value="0.00121728545343883">
            <text:p>0.0012172855</text:p>
          </table:table-cell>
          <table:table-cell office:value-type="float" office:value="-0.00721892607136759">
            <text:p>-0.0072189261</text:p>
          </table:table-cell>
          <table:table-cell office:value-type="float" office:value="0.967162590548134">
            <text:p>0.9671625905</text:p>
          </table:table-cell>
          <table:table-cell office:value-type="float" office:value="1.00426340338343">
            <text:p>1.0042634034</text:p>
          </table:table-cell>
          <table:table-cell office:value-type="float" office:value="0.974835900021716">
            <text:p>0.97483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1335">
            <text:p>11335</text:p>
          </table:table-cell>
          <table:table-cell office:value-type="float" office:value="16550">
            <text:p>16550</text:p>
          </table:table-cell>
          <table:table-cell office:value-type="float" office:value="23213">
            <text:p>23213</text:p>
          </table:table-cell>
          <table:table-cell office:value-type="float" office:value="-146">
            <text:p>-146</text:p>
          </table:table-cell>
          <table:table-cell office:value-type="float" office:value="-309">
            <text:p>-309</text:p>
          </table:table-cell>
          <table:table-cell office:value-type="float" office:value="-116.625">
            <text:p>-116.625</text:p>
          </table:table-cell>
          <table:table-cell office:value-type="float" office:value="-0.0128804587560653">
            <text:p>-0.0128804588</text:p>
          </table:table-cell>
          <table:table-cell office:value-type="float" office:value="-0.0186706948640483">
            <text:p>-0.0186706949</text:p>
          </table:table-cell>
          <table:table-cell office:value-type="float" office:value="-0.00502412441304442">
            <text:p>-0.0050241244</text:p>
          </table:table-cell>
          <table:table-cell office:value-type="float" office:value="0.955243570540594">
            <text:p>0.9552435705</text:p>
          </table:table-cell>
          <table:table-cell office:value-type="float" office:value="0.935335813875375">
            <text:p>0.9353358139</text:p>
          </table:table-cell>
          <table:table-cell office:value-type="float" office:value="0.982465038533535">
            <text:p>0.98246503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1778">
            <text:p>11778</text:p>
          </table:table-cell>
          <table:table-cell office:value-type="float" office:value="15716">
            <text:p>15716</text:p>
          </table:table-cell>
          <table:table-cell office:value-type="float" office:value="22637">
            <text:p>22637</text:p>
          </table:table-cell>
          <table:table-cell office:value-type="float" office:value="-160.875">
            <text:p>-160.875</text:p>
          </table:table-cell>
          <table:table-cell office:value-type="float" office:value="-157.375">
            <text:p>-157.375</text:p>
          </table:table-cell>
          <table:table-cell office:value-type="float" office:value="-179">
            <text:p>-179</text:p>
          </table:table-cell>
          <table:table-cell office:value-type="float" office:value="-0.013658940397351">
            <text:p>-0.0136589404</text:p>
          </table:table-cell>
          <table:table-cell office:value-type="float" office:value="-0.0100136803257826">
            <text:p>-0.0100136803</text:p>
          </table:table-cell>
          <table:table-cell office:value-type="float" office:value="-0.00790740822547157">
            <text:p>-0.0079074082</text:p>
          </table:table-cell>
          <table:table-cell office:value-type="float" office:value="0.952559379248717">
            <text:p>0.9525593792</text:p>
          </table:table-cell>
          <table:table-cell office:value-type="float" office:value="0.965148655495348">
            <text:p>0.9651486555</text:p>
          </table:table-cell>
          <table:table-cell office:value-type="float" office:value="0.972446624336344">
            <text:p>0.97244662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11473">
            <text:p>11473</text:p>
          </table:table-cell>
          <table:table-cell office:value-type="float" office:value="15410">
            <text:p>15410</text:p>
          </table:table-cell>
          <table:table-cell office:value-type="float" office:value="21746">
            <text:p>21746</text:p>
          </table:table-cell>
          <table:table-cell office:value-type="float" office:value="-73">
            <text:p>-73</text:p>
          </table:table-cell>
          <table:table-cell office:value-type="float" office:value="-60.5">
            <text:p>-60.5</text:p>
          </table:table-cell>
          <table:table-cell office:value-type="float" office:value="-1042.375">
            <text:p>-1042.375</text:p>
          </table:table-cell>
          <table:table-cell office:value-type="float" office:value="-0.0063627647520265">
            <text:p>-0.0063627648</text:p>
          </table:table-cell>
          <table:table-cell office:value-type="float" office:value="-0.00392602206359507">
            <text:p>-0.0039260221</text:p>
          </table:table-cell>
          <table:table-cell office:value-type="float" office:value="-0.0479341028235078">
            <text:p>-0.0479341028</text:p>
          </table:table-cell>
          <table:table-cell office:value-type="float" office:value="0.977809673527475">
            <text:p>0.9778096735</text:p>
          </table:table-cell>
          <table:table-cell office:value-type="float" office:value="0.986289133529935">
            <text:p>0.9862891335</text:p>
          </table:table-cell>
          <table:table-cell office:value-type="float" office:value="0.836734089416172">
            <text:p>0.8367340894</text:p>
          </table:table-cell>
          <table:table-cell table:number-columns-repeated="2" office:value-type="float" office:value="0">
            <text:p>0</text:p>
          </table:table-cell>
          <table:table-cell office:value-type="float" office:value="-14.1110075424762">
            <text:p>-14.111007542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5">
            <text:p>625</text:p>
          </table:table-cell>
          <table:table-cell office:value-type="float" office:value="1308">
            <text:p>1308</text:p>
          </table:table-cell>
          <table:table-cell office:value-type="float" office:value="11355">
            <text:p>11355</text:p>
          </table:table-cell>
          <table:table-cell office:value-type="float" office:value="15158">
            <text:p>15158</text:p>
          </table:table-cell>
          <table:table-cell office:value-type="float" office:value="23015">
            <text:p>23015</text:p>
          </table:table-cell>
          <table:table-cell office:value-type="float" office:value="-88.5">
            <text:p>-88.5</text:p>
          </table:table-cell>
          <table:table-cell office:value-type="float" office:value="-109.25">
            <text:p>-109.25</text:p>
          </table:table-cell>
          <table:table-cell office:value-type="float" office:value="-91">
            <text:p>-91</text:p>
          </table:table-cell>
          <table:table-cell office:value-type="float" office:value="-0.00779392338177015">
            <text:p>-0.0077939234</text:p>
          </table:table-cell>
          <table:table-cell office:value-type="float" office:value="-0.00720741522628315">
            <text:p>-0.0072074152</text:p>
          </table:table-cell>
          <table:table-cell office:value-type="float" office:value="-0.00395394308059961">
            <text:p>-0.0039539431</text:p>
          </table:table-cell>
          <table:table-cell office:value-type="float" office:value="0.972840328837499">
            <text:p>0.9728403288</text:p>
          </table:table-cell>
          <table:table-cell office:value-type="float" office:value="0.974875862503127">
            <text:p>0.9748758625</text:p>
          </table:table-cell>
          <table:table-cell office:value-type="float" office:value="0.986191841203035">
            <text:p>0.98619184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9906">
            <text:p>9906</text:p>
          </table:table-cell>
          <table:table-cell office:value-type="float" office:value="14548">
            <text:p>14548</text:p>
          </table:table-cell>
          <table:table-cell office:value-type="float" office:value="22203">
            <text:p>22203</text:p>
          </table:table-cell>
          <table:table-cell office:value-type="float" office:value="-148.125">
            <text:p>-148.125</text:p>
          </table:table-cell>
          <table:table-cell office:value-type="float" office:value="-206.875">
            <text:p>-206.875</text:p>
          </table:table-cell>
          <table:table-cell office:value-type="float" office:value="-405.25">
            <text:p>-405.25</text:p>
          </table:table-cell>
          <table:table-cell office:value-type="float" office:value="-0.0149530587522714">
            <text:p>-0.0149530588</text:p>
          </table:table-cell>
          <table:table-cell office:value-type="float" office:value="-0.0142201677206489">
            <text:p>-0.0142201677</text:p>
          </table:table-cell>
          <table:table-cell office:value-type="float" office:value="-0.0182520380128811">
            <text:p>-0.018252038</text:p>
          </table:table-cell>
          <table:table-cell office:value-type="float" office:value="0.948102538540506">
            <text:p>0.9481025385</text:p>
          </table:table-cell>
          <table:table-cell office:value-type="float" office:value="0.950625750790935">
            <text:p>0.9506257508</text:p>
          </table:table-cell>
          <table:table-cell office:value-type="float" office:value="0.936770815262498">
            <text:p>0.93677081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1255">
            <text:p>1255</text:p>
          </table:table-cell>
          <table:table-cell office:value-type="float" office:value="8795">
            <text:p>8795</text:p>
          </table:table-cell>
          <table:table-cell office:value-type="float" office:value="14624">
            <text:p>14624</text:p>
          </table:table-cell>
          <table:table-cell office:value-type="float" office:value="20937">
            <text:p>20937</text:p>
          </table:table-cell>
          <table:table-cell office:value-type="float" office:value="60.125">
            <text:p>60.125</text:p>
          </table:table-cell>
          <table:table-cell office:value-type="float" office:value="-534.5">
            <text:p>-534.5</text:p>
          </table:table-cell>
          <table:table-cell office:value-type="float" office:value="-302.375">
            <text:p>-302.375</text:p>
          </table:table-cell>
          <table:table-cell office:value-type="float" office:value="0.00683627060830017">
            <text:p>0.0068362706</text:p>
          </table:table-cell>
          <table:table-cell office:value-type="float" office:value="-0.0365495076586433">
            <text:p>-0.0365495077</text:p>
          </table:table-cell>
          <table:table-cell office:value-type="float" office:value="-0.0144421359316043">
            <text:p>-0.0144421359</text:p>
          </table:table-cell>
          <table:table-cell office:value-type="float" office:value="1.02401854693688">
            <text:p>1.0240185469</text:p>
          </table:table-cell>
          <table:table-cell office:value-type="float" office:value="0.874695021554523">
            <text:p>0.8746950216</text:p>
          </table:table-cell>
          <table:table-cell office:value-type="float" office:value="0.949861331808308">
            <text:p>0.9498613318</text:p>
          </table:table-cell>
          <table:table-cell office:value-type="float" office:value="0">
            <text:p>0</text:p>
          </table:table-cell>
          <table:table-cell office:value-type="float" office:value="-18.6158863343494">
            <text:p>-18.61588633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6848">
            <text:p>6848</text:p>
          </table:table-cell>
          <table:table-cell office:value-type="float" office:value="12690">
            <text:p>12690</text:p>
          </table:table-cell>
          <table:table-cell office:value-type="float" office:value="21202">
            <text:p>21202</text:p>
          </table:table-cell>
          <table:table-cell office:value-type="float" office:value="-765.375">
            <text:p>-765.375</text:p>
          </table:table-cell>
          <table:table-cell office:value-type="float" office:value="-1333">
            <text:p>-1333</text:p>
          </table:table-cell>
          <table:table-cell office:value-type="float" office:value="-52.625">
            <text:p>-52.625</text:p>
          </table:table-cell>
          <table:table-cell office:value-type="float" office:value="-0.11176620911215">
            <text:p>-0.1117662091</text:p>
          </table:table-cell>
          <table:table-cell office:value-type="float" office:value="-0.105043341213554">
            <text:p>-0.1050433412</text:p>
          </table:table-cell>
          <table:table-cell office:value-type="float" office:value="-0.00248207716253184">
            <text:p>-0.0024820772</text:p>
          </table:table-cell>
          <table:table-cell office:value-type="float" office:value="0.633301971686106">
            <text:p>0.6333019717</text:p>
          </table:table-cell>
          <table:table-cell office:value-type="float" office:value="0.653975148677843">
            <text:p>0.6539751487</text:p>
          </table:table-cell>
          <table:table-cell office:value-type="float" office:value="0.991324804916939">
            <text:p>0.9913248049</text:p>
          </table:table-cell>
          <table:table-cell office:value-type="float" office:value="-5.84834179251811">
            <text:p>-5.8483417925</text:p>
          </table:table-cell>
          <table:table-cell office:value-type="float" office:value="-6.24569523024491">
            <text:p>-6.24569523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5">
            <text:p>805</text:p>
          </table:table-cell>
          <table:table-cell office:value-type="float" office:value="1226">
            <text:p>1226</text:p>
          </table:table-cell>
          <table:table-cell office:value-type="float" office:value="6320">
            <text:p>6320</text:p>
          </table:table-cell>
          <table:table-cell office:value-type="float" office:value="13230">
            <text:p>13230</text:p>
          </table:table-cell>
          <table:table-cell office:value-type="float" office:value="22047">
            <text:p>22047</text:p>
          </table:table-cell>
          <table:table-cell office:value-type="float" office:value="-556.25">
            <text:p>-556.25</text:p>
          </table:table-cell>
          <table:table-cell office:value-type="float" office:value="-1205">
            <text:p>-1205</text:p>
          </table:table-cell>
          <table:table-cell office:value-type="float" office:value="-123.5">
            <text:p>-123.5</text:p>
          </table:table-cell>
          <table:table-cell office:value-type="float" office:value="-0.0880142405063291">
            <text:p>-0.0880142405</text:p>
          </table:table-cell>
          <table:table-cell office:value-type="float" office:value="-0.0910808767951625">
            <text:p>-0.0910808768</text:p>
          </table:table-cell>
          <table:table-cell office:value-type="float" office:value="-0.00560166916133714">
            <text:p>-0.0056016692</text:p>
          </table:table-cell>
          <table:table-cell office:value-type="float" office:value="0.707133311030384">
            <text:p>0.707133311</text:p>
          </table:table-cell>
          <table:table-cell office:value-type="float" office:value="0.697476554407771">
            <text:p>0.6974765544</text:p>
          </table:table-cell>
          <table:table-cell office:value-type="float" office:value="0.98045566018221">
            <text:p>0.9804556602</text:p>
          </table:table-cell>
          <table:table-cell office:value-type="float" office:value="-7.52350355119677">
            <text:p>-7.5235035512</text:p>
          </table:table-cell>
          <table:table-cell office:value-type="float" office:value="-7.25814933936079">
            <text:p>-7.2581493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92">
            <text:p>59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5904">
            <text:p>5904</text:p>
          </table:table-cell>
          <table:table-cell office:value-type="float" office:value="12626">
            <text:p>12626</text:p>
          </table:table-cell>
          <table:table-cell office:value-type="float" office:value="21563">
            <text:p>21563</text:p>
          </table:table-cell>
          <table:table-cell office:value-type="float" office:value="-234.375">
            <text:p>-234.375</text:p>
          </table:table-cell>
          <table:table-cell office:value-type="float" office:value="-188.625">
            <text:p>-188.625</text:p>
          </table:table-cell>
          <table:table-cell office:value-type="float" office:value="-432.875">
            <text:p>-432.875</text:p>
          </table:table-cell>
          <table:table-cell office:value-type="float" office:value="-0.039697662601626">
            <text:p>-0.0396976626</text:p>
          </table:table-cell>
          <table:table-cell office:value-type="float" office:value="-0.0149394107397434">
            <text:p>-0.0149394107</text:p>
          </table:table-cell>
          <table:table-cell office:value-type="float" office:value="-0.0200748968139869">
            <text:p>-0.0200748968</text:p>
          </table:table-cell>
          <table:table-cell office:value-type="float" office:value="0.864146953549733">
            <text:p>0.8641469535</text:p>
          </table:table-cell>
          <table:table-cell office:value-type="float" office:value="0.94814950695767">
            <text:p>0.948149507</text:p>
          </table:table-cell>
          <table:table-cell office:value-type="float" office:value="0.930527744055947">
            <text:p>0.9305277441</text:p>
          </table:table-cell>
          <table:table-cell office:value-type="float" office:value="-17.1117414284967">
            <text:p>-17.1117414285</text:p>
          </table:table-cell>
          <table:table-cell office:value-type="float" office:value="0">
            <text:p>0</text:p>
          </table:table-cell>
          <table:table-cell office:value-type="float" office:value="-34.1803120039883">
            <text:p>-34.18031200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5520">
            <text:p>5520</text:p>
          </table:table-cell>
          <table:table-cell office:value-type="float" office:value="11724">
            <text:p>11724</text:p>
          </table:table-cell>
          <table:table-cell office:value-type="float" office:value="20218">
            <text:p>20218</text:p>
          </table:table-cell>
          <table:table-cell office:value-type="float" office:value="-10">
            <text:p>-10</text:p>
          </table:table-cell>
          <table:table-cell office:value-type="float" office:value="-425.875">
            <text:p>-425.875</text:p>
          </table:table-cell>
          <table:table-cell office:value-type="float" office:value="-718.625">
            <text:p>-718.625</text:p>
          </table:table-cell>
          <table:table-cell office:value-type="float" office:value="-0.00181159420289855">
            <text:p>-0.0018115942</text:p>
          </table:table-cell>
          <table:table-cell office:value-type="float" office:value="-0.0363250597065848">
            <text:p>-0.0363250597</text:p>
          </table:table-cell>
          <table:table-cell office:value-type="float" office:value="-0.0355438223365318">
            <text:p>-0.0355438223</text:p>
          </table:table-cell>
          <table:table-cell office:value-type="float" office:value="0.993665852762025">
            <text:p>0.9936658528</text:p>
          </table:table-cell>
          <table:table-cell office:value-type="float" office:value="0.87544853055382">
            <text:p>0.8754485306</text:p>
          </table:table-cell>
          <table:table-cell office:value-type="float" office:value="0.878072813902469">
            <text:p>0.8780728139</text:p>
          </table:table-cell>
          <table:table-cell office:value-type="float" office:value="0">
            <text:p>0</text:p>
          </table:table-cell>
          <table:table-cell office:value-type="float" office:value="-18.7330797199084">
            <text:p>-18.7330797199</text:p>
          </table:table-cell>
          <table:table-cell office:value-type="float" office:value="-19.1525357744616">
            <text:p>-19.152535774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5536">
            <text:p>5536</text:p>
          </table:table-cell>
          <table:table-cell office:value-type="float" office:value="11179">
            <text:p>11179</text:p>
          </table:table-cell>
          <table:table-cell office:value-type="float" office:value="20426">
            <text:p>20426</text:p>
          </table:table-cell>
          <table:table-cell office:value-type="float" office:value="66">
            <text:p>66</text:p>
          </table:table-cell>
          <table:table-cell office:value-type="float" office:value="-543">
            <text:p>-543</text:p>
          </table:table-cell>
          <table:table-cell office:value-type="float" office:value="-764">
            <text:p>-764</text:p>
          </table:table-cell>
          <table:table-cell office:value-type="float" office:value="0.0119219653179191">
            <text:p>0.0119219653</text:p>
          </table:table-cell>
          <table:table-cell office:value-type="float" office:value="-0.0485732176402183">
            <text:p>-0.0485732176</text:p>
          </table:table-cell>
          <table:table-cell office:value-type="float" office:value="-0.0374033095074905">
            <text:p>-0.0374033095</text:p>
          </table:table-cell>
          <table:table-cell office:value-type="float" office:value="1.04200545979652">
            <text:p>1.0420054598</text:p>
          </table:table-cell>
          <table:table-cell office:value-type="float" office:value="0.834618078904207">
            <text:p>0.8346180789</text:p>
          </table:table-cell>
          <table:table-cell office:value-type="float" office:value="0.871830471545525">
            <text:p>0.8718304715</text:p>
          </table:table-cell>
          <table:table-cell office:value-type="float" office:value="0">
            <text:p>0</text:p>
          </table:table-cell>
          <table:table-cell office:value-type="float" office:value="-13.9207020217342">
            <text:p>-13.9207020217</text:p>
          </table:table-cell>
          <table:table-cell office:value-type="float" office:value="-18.1829317337894">
            <text:p>-18.1829317338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34">
            <text:p>534</text:p>
          </table:table-cell>
          <table:table-cell table:number-columns-repeated="2" office:value-type="float" office:value="1207">
            <text:p>1207</text:p>
          </table:table-cell>
          <table:table-cell office:value-type="float" office:value="5577">
            <text:p>5577</text:p>
          </table:table-cell>
          <table:table-cell office:value-type="float" office:value="11158">
            <text:p>11158</text:p>
          </table:table-cell>
          <table:table-cell office:value-type="float" office:value="19633">
            <text:p>19633</text:p>
          </table:table-cell>
          <table:table-cell office:value-type="float" office:value="-652">
            <text:p>-652</text:p>
          </table:table-cell>
          <table:table-cell office:value-type="float" office:value="-589.625">
            <text:p>-589.625</text:p>
          </table:table-cell>
          <table:table-cell office:value-type="float" office:value="-770.25">
            <text:p>-770.25</text:p>
          </table:table-cell>
          <table:table-cell office:value-type="float" office:value="-0.116908732293348">
            <text:p>-0.1169087323</text:p>
          </table:table-cell>
          <table:table-cell office:value-type="float" office:value="-0.0528432514787596">
            <text:p>-0.0528432515</text:p>
          </table:table-cell>
          <table:table-cell office:value-type="float" office:value="-0.0392324148117965">
            <text:p>-0.0392324148</text:p>
          </table:table-cell>
          <table:table-cell office:value-type="float" office:value="0.617608034278701">
            <text:p>0.6176080343</text:p>
          </table:table-cell>
          <table:table-cell office:value-type="float" office:value="0.820521741908962">
            <text:p>0.8205217419</text:p>
          </table:table-cell>
          <table:table-cell office:value-type="float" office:value="0.865703345607764">
            <text:p>0.8657033456</text:p>
          </table:table-cell>
          <table:table-cell office:value-type="float" office:value="-5.57520672179008">
            <text:p>-5.5752067218</text:p>
          </table:table-cell>
          <table:table-cell office:value-type="float" office:value="-12.7673332072455">
            <text:p>-12.7673332072</text:p>
          </table:table-cell>
          <table:table-cell office:value-type="float" office:value="-17.3188311173844">
            <text:p>-17.3188311174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4680">
            <text:p>4680</text:p>
          </table:table-cell>
          <table:table-cell office:value-type="float" office:value="10091">
            <text:p>10091</text:p>
          </table:table-cell>
          <table:table-cell office:value-type="float" office:value="18792">
            <text:p>18792</text:p>
          </table:table-cell>
          <table:table-cell office:value-type="float" office:value="-435.875">
            <text:p>-435.875</text:p>
          </table:table-cell>
          <table:table-cell office:value-type="float" office:value="-269">
            <text:p>-269</text:p>
          </table:table-cell>
          <table:table-cell office:value-type="float" office:value="-443.875">
            <text:p>-443.875</text:p>
          </table:table-cell>
          <table:table-cell office:value-type="float" office:value="-0.0931356837606838">
            <text:p>-0.0931356838</text:p>
          </table:table-cell>
          <table:table-cell office:value-type="float" office:value="-0.0266574175007432">
            <text:p>-0.0266574175</text:p>
          </table:table-cell>
          <table:table-cell office:value-type="float" office:value="-0.023620423584504">
            <text:p>-0.0236204236</text:p>
          </table:table-cell>
          <table:table-cell office:value-type="float" office:value="0.691026647793164">
            <text:p>0.6910266478</text:p>
          </table:table-cell>
          <table:table-cell office:value-type="float" office:value="0.908091849846704">
            <text:p>0.9080918498</text:p>
          </table:table-cell>
          <table:table-cell office:value-type="float" office:value="0.918422049298446">
            <text:p>0.9184220493</text:p>
          </table:table-cell>
          <table:table-cell office:value-type="float" office:value="-7.09011770815925">
            <text:p>-7.0901177082</text:p>
          </table:table-cell>
          <table:table-cell office:value-type="float" office:value="-25.6539036548691">
            <text:p>-25.6539036549</text:p>
          </table:table-cell>
          <table:table-cell office:value-type="float" office:value="-28.9972933689272">
            <text:p>-28.997293368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28">
            <text:p>428</text:p>
          </table:table-cell>
          <table:table-cell office:value-type="float" office:value="4693">
            <text:p>4693</text:p>
          </table:table-cell>
          <table:table-cell office:value-type="float" office:value="10034">
            <text:p>10034</text:p>
          </table:table-cell>
          <table:table-cell office:value-type="float" office:value="20196">
            <text:p>20196</text:p>
          </table:table-cell>
          <table:table-cell office:value-type="float" office:value="-370.625">
            <text:p>-370.625</text:p>
          </table:table-cell>
          <table:table-cell office:value-type="float" office:value="-86.5">
            <text:p>-86.5</text:p>
          </table:table-cell>
          <table:table-cell office:value-type="float" office:value="-193.375">
            <text:p>-193.375</text:p>
          </table:table-cell>
          <table:table-cell office:value-type="float" office:value="-0.0789740038354997">
            <text:p>-0.0789740038</text:p>
          </table:table-cell>
          <table:table-cell office:value-type="float" office:value="-0.00862068965517241">
            <text:p>-0.0086206897</text:p>
          </table:table-cell>
          <table:table-cell office:value-type="float" office:value="-0.00957491582491582">
            <text:p>-0.0095749158</text:p>
          </table:table-cell>
          <table:table-cell office:value-type="float" office:value="0.735815297408098">
            <text:p>0.7358152974</text:p>
          </table:table-cell>
          <table:table-cell office:value-type="float" office:value="0.969973246135553">
            <text:p>0.9699732461</text:p>
          </table:table-cell>
          <table:table-cell office:value-type="float" office:value="0.966667485478381">
            <text:p>0.9666674855</text:p>
          </table:table-cell>
          <table:table-cell office:value-type="float" office:value="-8.42557813509276">
            <text:p>-8.42557813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3">
            <text:p>3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482">
            <text:p>482</text:p>
          </table:table-cell>
          <table:table-cell office:value-type="float" office:value="5070">
            <text:p>5070</text:p>
          </table:table-cell>
          <table:table-cell office:value-type="float" office:value="9680">
            <text:p>9680</text:p>
          </table:table-cell>
          <table:table-cell office:value-type="float" office:value="17784">
            <text:p>17784</text:p>
          </table:table-cell>
          <table:table-cell office:value-type="float" office:value="-162.5">
            <text:p>-162.5</text:p>
          </table:table-cell>
          <table:table-cell office:value-type="float" office:value="-187">
            <text:p>-187</text:p>
          </table:table-cell>
          <table:table-cell office:value-type="float" office:value="198">
            <text:p>198</text:p>
          </table:table-cell>
          <table:table-cell office:value-type="float" office:value="-0.032051282051282">
            <text:p>-0.0320512821</text:p>
          </table:table-cell>
          <table:table-cell office:value-type="float" office:value="-0.0193181818181818">
            <text:p>-0.0193181818</text:p>
          </table:table-cell>
          <table:table-cell office:value-type="float" office:value="0.0111336032388664">
            <text:p>0.0111336032</text:p>
          </table:table-cell>
          <table:table-cell office:value-type="float" office:value="0.889833990795529">
            <text:p>0.8898339908</text:p>
          </table:table-cell>
          <table:table-cell office:value-type="float" office:value="0.933117820247934">
            <text:p>0.9331178202</text:p>
          </table:table-cell>
          <table:table-cell office:value-type="float" office:value="1.03921056729335">
            <text:p>1.0392105673</text:p>
          </table:table-cell>
          <table:table-cell office:value-type="float" office:value="-21.2777368030794">
            <text:p>-21.27773680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07">
            <text:p>507</text:p>
          </table:table-cell>
          <table:table-cell office:value-type="float" office:value="5577">
            <text:p>5577</text:p>
          </table:table-cell>
          <table:table-cell office:value-type="float" office:value="10142">
            <text:p>10142</text:p>
          </table:table-cell>
          <table:table-cell office:value-type="float" office:value="18792">
            <text:p>18792</text:p>
          </table:table-cell>
          <table:table-cell office:value-type="float" office:value="-652">
            <text:p>-652</text:p>
          </table:table-cell>
          <table:table-cell office:value-type="float" office:value="-233.75">
            <text:p>-233.75</text:p>
          </table:table-cell>
          <table:table-cell office:value-type="float" office:value="-752.875">
            <text:p>-752.875</text:p>
          </table:table-cell>
          <table:table-cell office:value-type="float" office:value="-0.116908732293348">
            <text:p>-0.1169087323</text:p>
          </table:table-cell>
          <table:table-cell office:value-type="float" office:value="-0.0230477223427332">
            <text:p>-0.0230477223</text:p>
          </table:table-cell>
          <table:table-cell office:value-type="float" office:value="-0.0400635908897403">
            <text:p>-0.0400635909</text:p>
          </table:table-cell>
          <table:table-cell office:value-type="float" office:value="0.617608034278701">
            <text:p>0.6176080343</text:p>
          </table:table-cell>
          <table:table-cell office:value-type="float" office:value="0.920374118910602">
            <text:p>0.9203741189</text:p>
          </table:table-cell>
          <table:table-cell office:value-type="float" office:value="0.862923410863271">
            <text:p>0.8629234109</text:p>
          </table:table-cell>
          <table:table-cell office:value-type="float" office:value="-5.57520672179008">
            <text:p>-5.5752067218</text:p>
          </table:table-cell>
          <table:table-cell office:value-type="float" office:value="-29.7265125154047">
            <text:p>-29.7265125154</text:p>
          </table:table-cell>
          <table:table-cell office:value-type="float" office:value="-16.9522392651913">
            <text:p>-16.952239265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61">
            <text:p>461</text:p>
          </table:table-cell>
          <table:table-cell office:value-type="float" office:value="4680">
            <text:p>4680</text:p>
          </table:table-cell>
          <table:table-cell office:value-type="float" office:value="9720">
            <text:p>9720</text:p>
          </table:table-cell>
          <table:table-cell office:value-type="float" office:value="20196">
            <text:p>20196</text:p>
          </table:table-cell>
          <table:table-cell office:value-type="float" office:value="-435.875">
            <text:p>-435.875</text:p>
          </table:table-cell>
          <table:table-cell office:value-type="float" office:value="-168.75">
            <text:p>-168.75</text:p>
          </table:table-cell>
          <table:table-cell office:value-type="float" office:value="-415">
            <text:p>-415</text:p>
          </table:table-cell>
          <table:table-cell office:value-type="float" office:value="-0.0931356837606838">
            <text:p>-0.0931356838</text:p>
          </table:table-cell>
          <table:table-cell office:value-type="float" office:value="-0.0173611111111111">
            <text:p>-0.0173611111</text:p>
          </table:table-cell>
          <table:table-cell office:value-type="float" office:value="-0.0205486234898">
            <text:p>-0.0205486235</text:p>
          </table:table-cell>
          <table:table-cell office:value-type="float" office:value="0.691026647793164">
            <text:p>0.6910266478</text:p>
          </table:table-cell>
          <table:table-cell office:value-type="float" office:value="0.939826871141975">
            <text:p>0.9398268711</text:p>
          </table:table-cell>
          <table:table-cell office:value-type="float" office:value="0.928907419803258">
            <text:p>0.9289074198</text:p>
          </table:table-cell>
          <table:table-cell office:value-type="float" office:value="-7.09011770815925">
            <text:p>-7.0901177082</text:p>
          </table:table-cell>
          <table:table-cell office:value-type="float" office:value="0">
            <text:p>0</text:p>
          </table:table-cell>
          <table:table-cell office:value-type="float" office:value="-33.3842764164866">
            <text:p>-33.384276416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95">
            <text:p>395</text:p>
          </table:table-cell>
          <table:table-cell office:value-type="float" office:value="4693">
            <text:p>4693</text:p>
          </table:table-cell>
          <table:table-cell office:value-type="float" office:value="9386">
            <text:p>9386</text:p>
          </table:table-cell>
          <table:table-cell office:value-type="float" office:value="17784">
            <text:p>17784</text:p>
          </table:table-cell>
          <table:table-cell office:value-type="float" office:value="-370.625">
            <text:p>-370.625</text:p>
          </table:table-cell>
          <table:table-cell office:value-type="float" office:value="-403">
            <text:p>-403</text:p>
          </table:table-cell>
          <table:table-cell office:value-type="float" office:value="-65.125">
            <text:p>-65.125</text:p>
          </table:table-cell>
          <table:table-cell office:value-type="float" office:value="-0.0789740038354997">
            <text:p>-0.0789740038</text:p>
          </table:table-cell>
          <table:table-cell office:value-type="float" office:value="-0.0429362880886427">
            <text:p>-0.0429362881</text:p>
          </table:table-cell>
          <table:table-cell office:value-type="float" office:value="-0.00366199955015744">
            <text:p>-0.0036619996</text:p>
          </table:table-cell>
          <table:table-cell office:value-type="float" office:value="0.735815297408098">
            <text:p>0.7358152974</text:p>
          </table:table-cell>
          <table:table-cell office:value-type="float" office:value="0.853336300366019">
            <text:p>0.8533363004</text:p>
          </table:table-cell>
          <table:table-cell office:value-type="float" office:value="0.987209285646231">
            <text:p>0.9872092856</text:p>
          </table:table-cell>
          <table:table-cell office:value-type="float" office:value="-8.42557813509276">
            <text:p>-8.4255781351</text:p>
          </table:table-cell>
          <table:table-cell office:value-type="float" office:value="-15.7945130069856">
            <text:p>-15.794513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3">
            <text:p>3</text:p>
          </table:table-cell>
          <table:table-cell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369">
            <text:p>369</text:p>
          </table:table-cell>
          <table:table-cell office:value-type="float" office:value="5070">
            <text:p>5070</text:p>
          </table:table-cell>
          <table:table-cell office:value-type="float" office:value="8764">
            <text:p>8764</text:p>
          </table:table-cell>
          <table:table-cell office:value-type="float" office:value="15444">
            <text:p>15444</text:p>
          </table:table-cell>
          <table:table-cell office:value-type="float" office:value="-162.5">
            <text:p>-162.5</text:p>
          </table:table-cell>
          <table:table-cell office:value-type="float" office:value="-45.5">
            <text:p>-45.5</text:p>
          </table:table-cell>
          <table:table-cell office:value-type="float" office:value="31.5">
            <text:p>31.5</text:p>
          </table:table-cell>
          <table:table-cell office:value-type="float" office:value="-0.032051282051282">
            <text:p>-0.0320512821</text:p>
          </table:table-cell>
          <table:table-cell office:value-type="float" office:value="-0.00519169329073482">
            <text:p>-0.0051916933</text:p>
          </table:table-cell>
          <table:table-cell office:value-type="float" office:value="0.00203962703962704">
            <text:p>0.002039627</text:p>
          </table:table-cell>
          <table:table-cell office:value-type="float" office:value="0.889833990795529">
            <text:p>0.8898339908</text:p>
          </table:table-cell>
          <table:table-cell office:value-type="float" office:value="0.981881902693709">
            <text:p>0.9818819027</text:p>
          </table:table-cell>
          <table:table-cell office:value-type="float" office:value="1.00714684839248">
            <text:p>1.0071468484</text:p>
          </table:table-cell>
          <table:table-cell office:value-type="float" office:value="-21.2777368030794">
            <text:p>-21.27773680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3">
            <text:p>3</text:p>
          </table:table-cell>
          <table:table-cell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345">
            <text:p>345</text:p>
          </table:table-cell>
          <table:table-cell office:value-type="float" office:value="4472">
            <text:p>4472</text:p>
          </table:table-cell>
          <table:table-cell office:value-type="float" office:value="8541">
            <text:p>8541</text:p>
          </table:table-cell>
          <table:table-cell office:value-type="float" office:value="16596">
            <text:p>16596</text:p>
          </table:table-cell>
          <table:table-cell office:value-type="float" office:value="-190.125">
            <text:p>-190.125</text:p>
          </table:table-cell>
          <table:table-cell office:value-type="float" office:value="-135">
            <text:p>-135</text:p>
          </table:table-cell>
          <table:table-cell office:value-type="float" office:value="-382.5">
            <text:p>-382.5</text:p>
          </table:table-cell>
          <table:table-cell office:value-type="float" office:value="-0.0425145348837209">
            <text:p>-0.0425145349</text:p>
          </table:table-cell>
          <table:table-cell office:value-type="float" office:value="-0.0158061116965227">
            <text:p>-0.0158061117</text:p>
          </table:table-cell>
          <table:table-cell office:value-type="float" office:value="-0.0230477223427332">
            <text:p>-0.0230477223</text:p>
          </table:table-cell>
          <table:table-cell office:value-type="float" office:value="0.85474179983268">
            <text:p>0.8547417998</text:p>
          </table:table-cell>
          <table:table-cell office:value-type="float" office:value="0.945168282069418">
            <text:p>0.9451682821</text:p>
          </table:table-cell>
          <table:table-cell office:value-type="float" office:value="0.920374118910602">
            <text:p>0.9203741189</text:p>
          </table:table-cell>
          <table:table-cell office:value-type="float" office:value="-15.9546866025323">
            <text:p>-15.9546866025</text:p>
          </table:table-cell>
          <table:table-cell office:value-type="float" office:value="0">
            <text:p>0</text:p>
          </table:table-cell>
          <table:table-cell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569">
            <text:p>569</text:p>
          </table:table-cell>
          <table:table-cell office:value-type="float" office:value="346">
            <text:p>346</text:p>
          </table:table-cell>
          <table:table-cell office:value-type="float" office:value="3770">
            <text:p>3770</text:p>
          </table:table-cell>
          <table:table-cell office:value-type="float" office:value="8235">
            <text:p>8235</text:p>
          </table:table-cell>
          <table:table-cell office:value-type="float" office:value="16992">
            <text:p>16992</text:p>
          </table:table-cell>
          <table:table-cell office:value-type="float" office:value="-126.75">
            <text:p>-126.75</text:p>
          </table:table-cell>
          <table:table-cell office:value-type="float" office:value="-271.875">
            <text:p>-271.875</text:p>
          </table:table-cell>
          <table:table-cell office:value-type="float" office:value="-315">
            <text:p>-315</text:p>
          </table:table-cell>
          <table:table-cell office:value-type="float" office:value="-0.0336206896551724">
            <text:p>-0.0336206897</text:p>
          </table:table-cell>
          <table:table-cell office:value-type="float" office:value="-0.0330145719489982">
            <text:p>-0.0330145719</text:p>
          </table:table-cell>
          <table:table-cell office:value-type="float" office:value="-0.0185381355932203">
            <text:p>-0.0185381356</text:p>
          </table:table-cell>
          <table:table-cell office:value-type="float" office:value="0.88454307372176">
            <text:p>0.8845430737</text:p>
          </table:table-cell>
          <table:table-cell office:value-type="float" office:value="0.886585323622019">
            <text:p>0.8865853236</text:p>
          </table:table-cell>
          <table:table-cell office:value-type="float" office:value="0.935790103867423">
            <text:p>0.9357901039</text:p>
          </table:table-cell>
          <table:table-cell office:value-type="float" office:value="-20.2681364150508">
            <text:p>-20.2681364151</text:p>
          </table:table-cell>
          <table:table-cell office:value-type="float" office:value="-20.6466763427733">
            <text:p>-20.64667634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3">
            <text:p>3</text:p>
          </table:table-cell>
          <table:table-cell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454">
            <text:p>454</text:p>
          </table:table-cell>
          <table:table-cell office:value-type="float" office:value="4212">
            <text:p>4212</text:p>
          </table:table-cell>
          <table:table-cell office:value-type="float" office:value="8517">
            <text:p>8517</text:p>
          </table:table-cell>
          <table:table-cell office:value-type="float" office:value="15732">
            <text:p>15732</text:p>
          </table:table-cell>
          <table:table-cell office:value-type="float" office:value="-32.5">
            <text:p>-32.5</text:p>
          </table:table-cell>
          <table:table-cell office:value-type="float" office:value="-76.5">
            <text:p>-76.5</text:p>
          </table:table-cell>
          <table:table-cell office:value-type="float" office:value="-166.5">
            <text:p>-166.5</text:p>
          </table:table-cell>
          <table:table-cell office:value-type="float" office:value="-0.00771604938271605">
            <text:p>-0.0077160494</text:p>
          </table:table-cell>
          <table:table-cell office:value-type="float" office:value="-0.00898203592814371">
            <text:p>-0.0089820359</text:p>
          </table:table-cell>
          <table:table-cell office:value-type="float" office:value="-0.01058352402746">
            <text:p>-0.010583524</text:p>
          </table:table-cell>
          <table:table-cell office:value-type="float" office:value="0.973110520499924">
            <text:p>0.9731105205</text:p>
          </table:table-cell>
          <table:table-cell office:value-type="float" office:value="0.968721001111549">
            <text:p>0.9687210011</text:p>
          </table:table-cell>
          <table:table-cell office:value-type="float" office:value="0.963177207426336">
            <text:p>0.96317720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3">
            <text:p>3</text:p>
          </table:table-cell>
          <table:table-cell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522">
            <text:p>522</text:p>
          </table:table-cell>
          <table:table-cell office:value-type="float" office:value="4667">
            <text:p>4667</text:p>
          </table:table-cell>
          <table:table-cell office:value-type="float" office:value="8541">
            <text:p>8541</text:p>
          </table:table-cell>
          <table:table-cell office:value-type="float" office:value="16596">
            <text:p>16596</text:p>
          </table:table-cell>
          <table:table-cell office:value-type="float" office:value="-8.25">
            <text:p>-8.25</text:p>
          </table:table-cell>
          <table:table-cell office:value-type="float" office:value="-135">
            <text:p>-135</text:p>
          </table:table-cell>
          <table:table-cell office:value-type="float" office:value="-382.5">
            <text:p>-382.5</text:p>
          </table:table-cell>
          <table:table-cell office:value-type="float" office:value="-0.00176773087636597">
            <text:p>-0.0017677309</text:p>
          </table:table-cell>
          <table:table-cell office:value-type="float" office:value="-0.0158061116965227">
            <text:p>-0.0158061117</text:p>
          </table:table-cell>
          <table:table-cell office:value-type="float" office:value="-0.0230477223427332">
            <text:p>-0.0230477223</text:p>
          </table:table-cell>
          <table:table-cell office:value-type="float" office:value="0.993819066682724">
            <text:p>0.9938190667</text:p>
          </table:table-cell>
          <table:table-cell office:value-type="float" office:value="0.945168282069418">
            <text:p>0.9451682821</text:p>
          </table:table-cell>
          <table:table-cell office:value-type="float" office:value="0.920374118910602">
            <text:p>0.9203741189</text:p>
          </table:table-cell>
          <table:table-cell table:number-columns-repeated="2" office:value-type="float" office:value="0">
            <text:p>0</text:p>
          </table:table-cell>
          <table:table-cell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4472">
            <text:p>4472</text:p>
          </table:table-cell>
          <table:table-cell office:value-type="float" office:value="8224">
            <text:p>8224</text:p>
          </table:table-cell>
          <table:table-cell office:value-type="float" office:value="16992">
            <text:p>16992</text:p>
          </table:table-cell>
          <table:table-cell office:value-type="float" office:value="-190.125">
            <text:p>-190.125</text:p>
          </table:table-cell>
          <table:table-cell office:value-type="float" office:value="232.375">
            <text:p>232.375</text:p>
          </table:table-cell>
          <table:table-cell office:value-type="float" office:value="-315">
            <text:p>-315</text:p>
          </table:table-cell>
          <table:table-cell office:value-type="float" office:value="-0.0425145348837209">
            <text:p>-0.0425145349</text:p>
          </table:table-cell>
          <table:table-cell office:value-type="float" office:value="0.0282557149805447">
            <text:p>0.028255715</text:p>
          </table:table-cell>
          <table:table-cell office:value-type="float" office:value="-0.0185381355932203">
            <text:p>-0.0185381356</text:p>
          </table:table-cell>
          <table:table-cell office:value-type="float" office:value="0.85474179983268">
            <text:p>0.8547417998</text:p>
          </table:table-cell>
          <table:table-cell office:value-type="float" office:value="1.10045983787287">
            <text:p>1.1004598379</text:p>
          </table:table-cell>
          <table:table-cell office:value-type="float" office:value="0.935790103867423">
            <text:p>0.9357901039</text:p>
          </table:table-cell>
          <table:table-cell office:value-type="float" office:value="-15.9546866025323">
            <text:p>-15.9546866025</text:p>
          </table:table-cell>
          <table:table-cell office:value-type="float" office:value="24.8761848418213">
            <text:p>24.87618484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3">
            <text:p>3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3770">
            <text:p>3770</text:p>
          </table:table-cell>
          <table:table-cell office:value-type="float" office:value="8271">
            <text:p>8271</text:p>
          </table:table-cell>
          <table:table-cell office:value-type="float" office:value="15732">
            <text:p>15732</text:p>
          </table:table-cell>
          <table:table-cell office:value-type="float" office:value="-126.75">
            <text:p>-126.75</text:p>
          </table:table-cell>
          <table:table-cell office:value-type="float" office:value="-81">
            <text:p>-81</text:p>
          </table:table-cell>
          <table:table-cell office:value-type="float" office:value="-166.5">
            <text:p>-166.5</text:p>
          </table:table-cell>
          <table:table-cell office:value-type="float" office:value="-0.0336206896551724">
            <text:p>-0.0336206897</text:p>
          </table:table-cell>
          <table:table-cell office:value-type="float" office:value="-0.00979325353645267">
            <text:p>-0.0097932535</text:p>
          </table:table-cell>
          <table:table-cell office:value-type="float" office:value="-0.01058352402746">
            <text:p>-0.010583524</text:p>
          </table:table-cell>
          <table:table-cell office:value-type="float" office:value="0.88454307372176">
            <text:p>0.8845430737</text:p>
          </table:table-cell>
          <table:table-cell office:value-type="float" office:value="0.965911591939481">
            <text:p>0.9659115919</text:p>
          </table:table-cell>
          <table:table-cell office:value-type="float" office:value="0.963177207426336">
            <text:p>0.9631772074</text:p>
          </table:table-cell>
          <table:table-cell office:value-type="float" office:value="-20.2681364150508">
            <text:p>-20.26813641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29">
            <text:p>429</text:p>
          </table:table-cell>
          <table:table-cell office:value-type="float" office:value="4212">
            <text:p>4212</text:p>
          </table:table-cell>
          <table:table-cell office:value-type="float" office:value="8424">
            <text:p>8424</text:p>
          </table:table-cell>
          <table:table-cell office:value-type="float" office:value="15012">
            <text:p>15012</text:p>
          </table:table-cell>
          <table:table-cell office:value-type="float" office:value="-32.5">
            <text:p>-32.5</text:p>
          </table:table-cell>
          <table:table-cell office:value-type="float" office:value="-65">
            <text:p>-65</text:p>
          </table:table-cell>
          <table:table-cell office:value-type="float" office:value="-333.125">
            <text:p>-333.125</text:p>
          </table:table-cell>
          <table:table-cell table:number-columns-repeated="2" office:value-type="float" office:value="-0.00771604938271605">
            <text:p>-0.0077160494</text:p>
          </table:table-cell>
          <table:table-cell office:value-type="float" office:value="-0.0221905808686384">
            <text:p>-0.0221905809</text:p>
          </table:table-cell>
          <table:table-cell table:number-columns-repeated="2" office:value-type="float" office:value="0.973110520499924">
            <text:p>0.9731105205</text:p>
          </table:table-cell>
          <table:table-cell office:value-type="float" office:value="0.923298113843169">
            <text:p>0.9232981138</text:p>
          </table:table-cell>
          <table:table-cell table:number-columns-repeated="2" office:value-type="float" office:value="0">
            <text:p>0</text:p>
          </table:table-cell>
          <table:table-cell office:value-type="float" office:value="-30.8882291922906">
            <text:p>-30.888229192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4667">
            <text:p>4667</text:p>
          </table:table-cell>
          <table:table-cell office:value-type="float" office:value="7920">
            <text:p>7920</text:p>
          </table:table-cell>
          <table:table-cell office:value-type="float" office:value="14003">
            <text:p>14003</text:p>
          </table:table-cell>
          <table:table-cell office:value-type="float" office:value="-140.75">
            <text:p>-140.75</text:p>
          </table:table-cell>
          <table:table-cell office:value-type="float" office:value="-243.75">
            <text:p>-243.75</text:p>
          </table:table-cell>
          <table:table-cell office:value-type="float" office:value="-778.75">
            <text:p>-778.75</text:p>
          </table:table-cell>
          <table:table-cell office:value-type="float" office:value="-0.0301585601028498">
            <text:p>-0.0301585601</text:p>
          </table:table-cell>
          <table:table-cell office:value-type="float" office:value="-0.0307765151515152">
            <text:p>-0.0307765152</text:p>
          </table:table-cell>
          <table:table-cell office:value-type="float" office:value="-0.0556130829108048">
            <text:p>-0.0556130829</text:p>
          </table:table-cell>
          <table:table-cell office:value-type="float" office:value="0.896227735585081">
            <text:p>0.8962277356</text:p>
          </table:table-cell>
          <table:table-cell office:value-type="float" office:value="0.894138696984045">
            <text:p>0.894138697</text:p>
          </table:table-cell>
          <table:table-cell office:value-type="float" office:value="0.811416127194237">
            <text:p>0.8114161272</text:p>
          </table:table-cell>
          <table:table-cell office:value-type="float" office:value="-22.6350884484266">
            <text:p>-22.6350884484</text:p>
          </table:table-cell>
          <table:table-cell office:value-type="float" office:value="-22.1735722541136">
            <text:p>-22.1735722541</text:p>
          </table:table-cell>
          <table:table-cell office:value-type="float" office:value="-12.1138646109773">
            <text:p>-12.11386461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61">
            <text:p>361</text:p>
          </table:table-cell>
          <table:table-cell office:value-type="float" office:value="854">
            <text:p>854</text:p>
          </table:table-cell>
          <table:table-cell office:value-type="float" office:value="361">
            <text:p>361</text:p>
          </table:table-cell>
          <table:table-cell office:value-type="float" office:value="4472">
            <text:p>4472</text:p>
          </table:table-cell>
          <table:table-cell office:value-type="float" office:value="8294">
            <text:p>8294</text:p>
          </table:table-cell>
          <table:table-cell office:value-type="float" office:value="16136">
            <text:p>16136</text:p>
          </table:table-cell>
          <table:table-cell office:value-type="float" office:value="-32.875">
            <text:p>-32.875</text:p>
          </table:table-cell>
          <table:table-cell office:value-type="float" office:value="-174.625">
            <text:p>-174.625</text:p>
          </table:table-cell>
          <table:table-cell office:value-type="float" office:value="-666.625">
            <text:p>-666.625</text:p>
          </table:table-cell>
          <table:table-cell office:value-type="float" office:value="-0.0073512969588551">
            <text:p>-0.007351297</text:p>
          </table:table-cell>
          <table:table-cell office:value-type="float" office:value="-0.0210543766578249">
            <text:p>-0.0210543767</text:p>
          </table:table-cell>
          <table:table-cell office:value-type="float" office:value="-0.0413129028259792">
            <text:p>-0.0413129028</text:p>
          </table:table-cell>
          <table:table-cell office:value-type="float" office:value="0.974376382115283">
            <text:p>0.9743763821</text:p>
          </table:table-cell>
          <table:table-cell office:value-type="float" office:value="0.927178523779454">
            <text:p>0.9271785238</text:p>
          </table:table-cell>
          <table:table-cell office:value-type="float" office:value="0.858750081751294">
            <text:p>0.8587500818</text:p>
          </table:table-cell>
          <table:table-cell office:value-type="float" office:value="0">
            <text:p>0</text:p>
          </table:table-cell>
          <table:table-cell office:value-type="float" office:value="-32.5739594359894">
            <text:p>-32.573959436</text:p>
          </table:table-cell>
          <table:table-cell office:value-type="float" office:value="-16.4289724432075">
            <text:p>-16.428972443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90">
            <text:p>390</text:p>
          </table:table-cell>
          <table:table-cell office:value-type="float" office:value="5122">
            <text:p>5122</text:p>
          </table:table-cell>
          <table:table-cell office:value-type="float" office:value="8748">
            <text:p>8748</text:p>
          </table:table-cell>
          <table:table-cell office:value-type="float" office:value="16533">
            <text:p>16533</text:p>
          </table:table-cell>
          <table:table-cell office:value-type="float" office:value="-38.875">
            <text:p>-38.875</text:p>
          </table:table-cell>
          <table:table-cell office:value-type="float" office:value="-67.5">
            <text:p>-67.5</text:p>
          </table:table-cell>
          <table:table-cell office:value-type="float" office:value="-1048.75">
            <text:p>-1048.75</text:p>
          </table:table-cell>
          <table:table-cell office:value-type="float" office:value="-0.00758980866848887">
            <text:p>-0.0075898087</text:p>
          </table:table-cell>
          <table:table-cell office:value-type="float" office:value="-0.00771604938271605">
            <text:p>-0.0077160494</text:p>
          </table:table-cell>
          <table:table-cell office:value-type="float" office:value="-0.0634337385834392">
            <text:p>-0.0634337386</text:p>
          </table:table-cell>
          <table:table-cell office:value-type="float" office:value="0.973548575843712">
            <text:p>0.9735485758</text:p>
          </table:table-cell>
          <table:table-cell office:value-type="float" office:value="0.973110520499924">
            <text:p>0.9731105205</text:p>
          </table:table-cell>
          <table:table-cell office:value-type="float" office:value="0.78586863977168">
            <text:p>0.7858686398</text:p>
          </table:table-cell>
          <table:table-cell table:number-columns-repeated="2" office:value-type="float" office:value="0">
            <text:p>0</text:p>
          </table:table-cell>
          <table:table-cell office:value-type="float" office:value="-10.5767471527889">
            <text:p>-10.576747152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461">
            <text:p>461</text:p>
          </table:table-cell>
          <table:table-cell office:value-type="float" office:value="3249">
            <text:p>3249</text:p>
          </table:table-cell>
          <table:table-cell office:value-type="float" office:value="7448">
            <text:p>7448</text:p>
          </table:table-cell>
          <table:table-cell office:value-type="float" office:value="15012">
            <text:p>15012</text:p>
          </table:table-cell>
          <table:table-cell office:value-type="float" office:value="-384.5">
            <text:p>-384.5</text:p>
          </table:table-cell>
          <table:table-cell office:value-type="float" office:value="-75.125">
            <text:p>-75.125</text:p>
          </table:table-cell>
          <table:table-cell office:value-type="float" office:value="-116">
            <text:p>-116</text:p>
          </table:table-cell>
          <table:table-cell office:value-type="float" office:value="-0.118344105878732">
            <text:p>-0.1183441059</text:p>
          </table:table-cell>
          <table:table-cell office:value-type="float" office:value="-0.0100866004296455">
            <text:p>-0.0100866004</text:p>
          </table:table-cell>
          <table:table-cell office:value-type="float" office:value="-0.0077271516120437">
            <text:p>-0.0077271516</text:p>
          </table:table-cell>
          <table:table-cell office:value-type="float" office:value="0.613246071121062">
            <text:p>0.6132460711</text:p>
          </table:table-cell>
          <table:table-cell office:value-type="float" office:value="0.964896307932366">
            <text:p>0.9648963079</text:p>
          </table:table-cell>
          <table:table-cell office:value-type="float" office:value="0.973071998747037">
            <text:p>0.9730719987</text:p>
          </table:table-cell>
          <table:table-cell office:value-type="float" office:value="-5.50320158418495">
            <text:p>-5.50320158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472">
            <text:p>472</text:p>
          </table:table-cell>
          <table:table-cell office:value-type="float" office:value="2417">
            <text:p>2417</text:p>
          </table:table-cell>
          <table:table-cell office:value-type="float" office:value="5909">
            <text:p>5909</text:p>
          </table:table-cell>
          <table:table-cell office:value-type="float" office:value="12384">
            <text:p>12384</text:p>
          </table:table-cell>
          <table:table-cell office:value-type="float" office:value="-251.875">
            <text:p>-251.875</text:p>
          </table:table-cell>
          <table:table-cell office:value-type="float" office:value="16.75">
            <text:p>16.75</text:p>
          </table:table-cell>
          <table:table-cell office:value-type="float" office:value="624">
            <text:p>624</text:p>
          </table:table-cell>
          <table:table-cell office:value-type="float" office:value="-0.104209764170459">
            <text:p>-0.1042097642</text:p>
          </table:table-cell>
          <table:table-cell office:value-type="float" office:value="0.00283465899475377">
            <text:p>0.002834659</text:p>
          </table:table-cell>
          <table:table-cell office:value-type="float" office:value="0.0503875968992248">
            <text:p>0.0503875969</text:p>
          </table:table-cell>
          <table:table-cell office:value-type="float" office:value="0.65655078830238">
            <text:p>0.6565507883</text:p>
          </table:table-cell>
          <table:table-cell office:value-type="float" office:value="1.00993705565321">
            <text:p>1.0099370557</text:p>
          </table:table-cell>
          <table:table-cell office:value-type="float" office:value="1.18133285259299">
            <text:p>1.1813328526</text:p>
          </table:table-cell>
          <table:table-cell office:value-type="float" office:value="-6.29853199688733">
            <text:p>-6.2985319969</text:p>
          </table:table-cell>
          <table:table-cell office:value-type="float" office:value="0">
            <text:p>0</text:p>
          </table:table-cell>
          <table:table-cell office:value-type="float" office:value="14.1000397392459">
            <text:p>14.100039739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437">
            <text:p>437</text:p>
          </table:table-cell>
          <table:table-cell office:value-type="float" office:value="2546">
            <text:p>2546</text:p>
          </table:table-cell>
          <table:table-cell office:value-type="float" office:value="6225">
            <text:p>6225</text:p>
          </table:table-cell>
          <table:table-cell office:value-type="float" office:value="14184">
            <text:p>14184</text:p>
          </table:table-cell>
          <table:table-cell office:value-type="float" office:value="-315.125">
            <text:p>-315.125</text:p>
          </table:table-cell>
          <table:table-cell office:value-type="float" office:value="47.4285714285714">
            <text:p>47.4285714286</text:p>
          </table:table-cell>
          <table:table-cell office:value-type="float" office:value="1057">
            <text:p>1057</text:p>
          </table:table-cell>
          <table:table-cell office:value-type="float" office:value="-0.12377258444619">
            <text:p>-0.1237725844</text:p>
          </table:table-cell>
          <table:table-cell office:value-type="float" office:value="0.00761904761904762">
            <text:p>0.0076190476</text:p>
          </table:table-cell>
          <table:table-cell office:value-type="float" office:value="0.0745205865764241">
            <text:p>0.0745205866</text:p>
          </table:table-cell>
          <table:table-cell office:value-type="float" office:value="0.596822473652894">
            <text:p>0.5968224737</text:p>
          </table:table-cell>
          <table:table-cell office:value-type="float" office:value="1.02678044444444">
            <text:p>1.0267804444</text:p>
          </table:table-cell>
          <table:table-cell office:value-type="float" office:value="1.27170655595193">
            <text:p>1.271706556</text:p>
          </table:table-cell>
          <table:table-cell office:value-type="float" office:value="-5.24596382778042">
            <text:p>-5.2459638278</text:p>
          </table:table-cell>
          <table:table-cell office:value-type="float" office:value="0">
            <text:p>0</text:p>
          </table:table-cell>
          <table:table-cell office:value-type="float" office:value="9.64384104905202">
            <text:p>9.643841049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394">
            <text:p>394</text:p>
          </table:table-cell>
          <table:table-cell office:value-type="float" office:value="2092">
            <text:p>2092</text:p>
          </table:table-cell>
          <table:table-cell office:value-type="float" office:value="5320">
            <text:p>5320</text:p>
          </table:table-cell>
          <table:table-cell office:value-type="float" office:value="15012">
            <text:p>15012</text:p>
          </table:table-cell>
          <table:table-cell office:value-type="float" office:value="-380.571428571429">
            <text:p>-380.5714285714</text:p>
          </table:table-cell>
          <table:table-cell office:value-type="float" office:value="-967.571428571429">
            <text:p>-967.5714285714</text:p>
          </table:table-cell>
          <table:table-cell office:value-type="float" office:value="1033.14285714286">
            <text:p>1033.1428571429</text:p>
          </table:table-cell>
          <table:table-cell office:value-type="float" office:value="-0.181917508877356">
            <text:p>-0.1819175089</text:p>
          </table:table-cell>
          <table:table-cell office:value-type="float" office:value="-0.18187432867884">
            <text:p>-0.1818743287</text:p>
          </table:table-cell>
          <table:table-cell office:value-type="float" office:value="0.068821133569335">
            <text:p>0.0688211336</text:p>
          </table:table-cell>
          <table:table-cell office:value-type="float" office:value="0.428152919800094">
            <text:p>0.4281529198</text:p>
          </table:table-cell>
          <table:table-cell office:value-type="float" office:value="0.428273261631522">
            <text:p>0.4282732616</text:p>
          </table:table-cell>
          <table:table-cell office:value-type="float" office:value="1.25015721040718">
            <text:p>1.2501572104</text:p>
          </table:table-cell>
          <table:table-cell office:value-type="float" office:value="-3.45206395911877">
            <text:p>-3.4520639591</text:p>
          </table:table-cell>
          <table:table-cell office:value-type="float" office:value="-3.45297161757201">
            <text:p>-3.4529716176</text:p>
          </table:table-cell>
          <table:table-cell office:value-type="float" office:value="10.41444933234">
            <text:p>10.4144493323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44">
            <text:p>344</text:p>
          </table:table-cell>
          <table:table-cell office:value-type="float" office:value="1518">
            <text:p>1518</text:p>
          </table:table-cell>
          <table:table-cell office:value-type="float" office:value="5592">
            <text:p>5592</text:p>
          </table:table-cell>
          <table:table-cell office:value-type="float" office:value="13403">
            <text:p>13403</text:p>
          </table:table-cell>
          <table:table-cell office:value-type="float" office:value="0">
            <text:p>0</text:p>
          </table:table-cell>
          <table:table-cell office:value-type="float" office:value="-99.6">
            <text:p>-99.6</text:p>
          </table:table-cell>
          <table:table-cell office:value-type="float" office:value="995.333333333333">
            <text:p>995.3333333333</text:p>
          </table:table-cell>
          <table:table-cell office:value-type="float" office:value="0">
            <text:p>0</text:p>
          </table:table-cell>
          <table:table-cell office:value-type="float" office:value="-0.0178111587982833">
            <text:p>-0.0178111588</text:p>
          </table:table-cell>
          <table:table-cell office:value-type="float" office:value="0.0742619811484991">
            <text:p>0.0742619811</text:p>
          </table:table-cell>
          <table:table-cell office:value-type="float" office:value="0.17">
            <text:p>0.17</text:p>
          </table:table-cell>
          <table:table-cell office:value-type="float" office:value="0.938282729466374">
            <text:p>0.9382827295</text:p>
          </table:table-cell>
          <table:table-cell office:value-type="float" office:value="1.27072602403418">
            <text:p>1.270726024</text:p>
          </table:table-cell>
          <table:table-cell table:number-columns-repeated="2" office:value-type="float" office:value="0">
            <text:p>0</text:p>
          </table:table-cell>
          <table:table-cell office:value-type="float" office:value="9.67624564641063">
            <text:p>9.676245646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1102">
            <text:p>1102</text:p>
          </table:table-cell>
          <table:table-cell office:value-type="float" office:value="6668">
            <text:p>6668</text:p>
          </table:table-cell>
          <table:table-cell office:value-type="float" office:value="17376">
            <text:p>17376</text:p>
          </table:table-cell>
          <table:table-cell office:value-type="float" office:value="0">
            <text:p>0</text:p>
          </table:table-cell>
          <table:table-cell office:value-type="float" office:value="341.75">
            <text:p>341.75</text:p>
          </table:table-cell>
          <table:table-cell office:value-type="float" office:value="1302.4">
            <text:p>1302.4</text:p>
          </table:table-cell>
          <table:table-cell office:value-type="float" office:value="0">
            <text:p>0</text:p>
          </table:table-cell>
          <table:table-cell office:value-type="float" office:value="0.05125224955009">
            <text:p>0.0512522496</text:p>
          </table:table-cell>
          <table:table-cell office:value-type="float" office:value="0.0749539594843462">
            <text:p>0.0749539595</text:p>
          </table:table-cell>
          <table:table-cell office:value-type="float" office:value="0.17">
            <text:p>0.17</text:p>
          </table:table-cell>
          <table:table-cell office:value-type="float" office:value="1.18453138786985">
            <text:p>1.1845313879</text:p>
          </table:table-cell>
          <table:table-cell office:value-type="float" office:value="1.27335032643828">
            <text:p>1.2733503264</text:p>
          </table:table-cell>
          <table:table-cell office:value-type="float" office:value="0">
            <text:p>0</text:p>
          </table:table-cell>
          <table:table-cell office:value-type="float" office:value="13.8679160401651">
            <text:p>13.8679160402</text:p>
          </table:table-cell>
          <table:table-cell office:value-type="float" office:value="9.59003831098472">
            <text:p>9.590038311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24">
            <text:p>324</text:p>
          </table:table-cell>
          <table:table-cell office:value-type="float" office:value="800">
            <text:p>800</text:p>
          </table:table-cell>
          <table:table-cell office:value-type="float" office:value="6727">
            <text:p>6727</text:p>
          </table:table-cell>
          <table:table-cell office:value-type="float" office:value="18896">
            <text:p>18896</text:p>
          </table:table-cell>
          <table:table-cell office:value-type="float" office:value="0">
            <text:p>0</text:p>
          </table:table-cell>
          <table:table-cell office:value-type="float" office:value="386.5">
            <text:p>386.5</text:p>
          </table:table-cell>
          <table:table-cell office:value-type="float" office:value="1178">
            <text:p>1178</text:p>
          </table:table-cell>
          <table:table-cell office:value-type="float" office:value="0">
            <text:p>0</text:p>
          </table:table-cell>
          <table:table-cell office:value-type="float" office:value="0.0574550319607552">
            <text:p>0.057455032</text:p>
          </table:table-cell>
          <table:table-cell office:value-type="float" office:value="0.0623412362404742">
            <text:p>0.0623412362</text:p>
          </table:table-cell>
          <table:table-cell office:value-type="float" office:value="0.17">
            <text:p>0.17</text:p>
          </table:table-cell>
          <table:table-cell office:value-type="float" office:value="1.20756273002996">
            <text:p>1.20756273</text:p>
          </table:table-cell>
          <table:table-cell office:value-type="float" office:value="1.2258117291242">
            <text:p>1.2258117291</text:p>
          </table:table-cell>
          <table:table-cell office:value-type="float" office:value="0">
            <text:p>0</text:p>
          </table:table-cell>
          <table:table-cell office:value-type="float" office:value="12.4075152552433">
            <text:p>12.4075152552</text:p>
          </table:table-cell>
          <table:table-cell office:value-type="float" office:value="11.4616791965979">
            <text:p>11.461679196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5">
            <text:p>5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359">
            <text:p>359</text:p>
          </table:table-cell>
          <table:table-cell office:value-type="float" office:value="581">
            <text:p>581</text:p>
          </table:table-cell>
          <table:table-cell office:value-type="float" office:value="6766">
            <text:p>6766</text:p>
          </table:table-cell>
          <table:table-cell office:value-type="float" office:value="20277">
            <text:p>20277</text:p>
          </table:table-cell>
          <table:table-cell table:number-columns-repeated="6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8">
            <text:p>0.8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344">
            <text:p>344</text:p>
          </table:table-cell>
          <table:table-cell office:value-type="float" office:value="422">
            <text:p>422</text:p>
          </table:table-cell>
          <table:table-cell office:value-type="float" office:value="6853">
            <text:p>6853</text:p>
          </table:table-cell>
          <table:table-cell office:value-type="float" office:value="21758">
            <text:p>21758</text:p>
          </table:table-cell>
          <table:table-cell table:number-columns-repeated="6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1.16">
            <text:p>1.16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98.5">
            <text:p>98.5</text:p>
          </table:table-cell>
          <table:table-cell office:value-type="float" office:value="4980">
            <text:p>4980</text:p>
          </table:table-cell>
          <table:table-cell office:value-type="float" office:value="14650.5">
            <text:p>14650.5</text:p>
          </table:table-cell>
          <table:table-cell office:value-type="float" office:value="9.075">
            <text:p>9.075</text:p>
          </table:table-cell>
          <table:table-cell table:number-columns-repeated="3" office:value-type="float" office:value="5">
            <text:p>5</text:p>
          </table:table-cell>
          <table:table-cell office:value-type="float" office:value="394">
            <text:p>394</text:p>
          </table:table-cell>
          <table:table-cell office:value-type="float" office:value="562">
            <text:p>562</text:p>
          </table:table-cell>
          <table:table-cell office:value-type="float" office:value="394">
            <text:p>394</text:p>
          </table:table-cell>
          <table:table-cell office:value-type="float" office:value="306">
            <text:p>306</text:p>
          </table:table-cell>
          <table:table-cell office:value-type="float" office:value="6989">
            <text:p>6989</text:p>
          </table:table-cell>
          <table:table-cell office:value-type="float" office:value="23348">
            <text:p>23348</text:p>
          </table:table-cell>
          <table:table-cell table:number-columns-repeated="6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1.04">
            <text:p>1.04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0">
            <text:p>100</text:p>
          </table:table-cell>
          <table:table-cell office:value-type="float" office:value="4980">
            <text:p>4980</text:p>
          </table:table-cell>
          <table:table-cell office:value-type="float" office:value="13113.3333333333">
            <text:p>13113.3333333333</text:p>
          </table:table-cell>
          <table:table-cell office:value-type="float" office:value="9.02333333333333">
            <text:p>9.02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417">
            <text:p>417</text:p>
          </table:table-cell>
          <table:table-cell office:value-type="float" office:value="584">
            <text:p>584</text:p>
          </table:table-cell>
          <table:table-cell office:value-type="float" office:value="417">
            <text:p>417</text:p>
          </table:table-cell>
          <table:table-cell office:value-type="float" office:value="222">
            <text:p>222</text:p>
          </table:table-cell>
          <table:table-cell office:value-type="float" office:value="7128">
            <text:p>7128</text:p>
          </table:table-cell>
          <table:table-cell office:value-type="float" office:value="25054">
            <text:p>25054</text:p>
          </table:table-cell>
          <table:table-cell table:number-columns-repeated="6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1.15">
            <text:p>1.15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21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17">
            <text:p>0.17</text:p>
          </table:table-cell>
          <table:table-cell office:value-type="float" office:value="1.15">
            <text:p>1.15</text:p>
          </table:table-cell>
          <table:table-cell office:value-type="float" office:value="1.26">
            <text:p>1.26</text:p>
          </table:table-cell>
          <table:table-cell office:value-type="float" office:value="-2">
            <text:p>-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.3">
            <text:p>12.3</text:p>
          </table:table-cell>
          <table:table-cell office:value-type="float" office:value="12.7">
            <text:p>12.7</text:p>
          </table:table-cell>
          <table:table-cell office:value-type="float" office:value="23">
            <text:p>23</text:p>
          </table:table-cell>
          <table:table-cell office:value-type="float" office:value="11961">
            <text:p>11961</text:p>
          </table:table-cell>
          <table:table-cell office:value-type="float" office:value="12300">
            <text:p>12300</text:p>
          </table:table-cell>
          <table:table-cell office:value-type="float" office:value="13352">
            <text:p>133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2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24:51.52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957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768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82">
                <text:p>19182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1219">
                <text:p>21219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15">
                <text:p>13615</text:p>
              </table:table-cell>
              <table:table-cell office:value-type="float" office:value="22785">
                <text:p>22785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384">
                <text:p>14384</text:p>
              </table:table-cell>
              <table:table-cell office:value-type="float" office:value="24263">
                <text:p>2426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5323">
                <text:p>15323</text:p>
              </table:table-cell>
              <table:table-cell office:value-type="float" office:value="25683">
                <text:p>25683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6105">
                <text:p>16105</text:p>
              </table:table-cell>
              <table:table-cell office:value-type="float" office:value="26960">
                <text:p>26960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906">
                <text:p>16906</text:p>
              </table:table-cell>
              <table:table-cell office:value-type="float" office:value="28021">
                <text:p>28021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840">
                <text:p>17840</text:p>
              </table:table-cell>
              <table:table-cell office:value-type="float" office:value="29450">
                <text:p>29450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140">
                <text:p>11140</text:p>
              </table:table-cell>
              <table:table-cell office:value-type="float" office:value="18716">
                <text:p>18716</text:p>
              </table:table-cell>
              <table:table-cell office:value-type="float" office:value="31165">
                <text:p>3116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388">
                <text:p>12388</text:p>
              </table:table-cell>
              <table:table-cell office:value-type="float" office:value="19925">
                <text:p>19925</text:p>
              </table:table-cell>
              <table:table-cell office:value-type="float" office:value="31510">
                <text:p>31510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257">
                <text:p>13257</text:p>
              </table:table-cell>
              <table:table-cell office:value-type="float" office:value="20824">
                <text:p>20824</text:p>
              </table:table-cell>
              <table:table-cell office:value-type="float" office:value="29963">
                <text:p>29963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220">
                <text:p>14220</text:p>
              </table:table-cell>
              <table:table-cell office:value-type="float" office:value="21130">
                <text:p>21130</text:p>
              </table:table-cell>
              <table:table-cell office:value-type="float" office:value="29542">
                <text:p>29542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040">
                <text:p>15040</text:p>
              </table:table-cell>
              <table:table-cell office:value-type="float" office:value="20588">
                <text:p>20588</text:p>
              </table:table-cell>
              <table:table-cell office:value-type="float" office:value="31100">
                <text:p>31100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801">
                <text:p>15801</text:p>
              </table:table-cell>
              <table:table-cell office:value-type="float" office:value="20180">
                <text:p>20180</text:p>
              </table:table-cell>
              <table:table-cell office:value-type="float" office:value="31570">
                <text:p>3157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195">
                <text:p>16195</text:p>
              </table:table-cell>
              <table:table-cell office:value-type="float" office:value="20964">
                <text:p>20964</text:p>
              </table:table-cell>
              <table:table-cell office:value-type="float" office:value="29990">
                <text:p>29990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682">
                <text:p>16682</text:p>
              </table:table-cell>
              <table:table-cell office:value-type="float" office:value="21781">
                <text:p>21781</text:p>
              </table:table-cell>
              <table:table-cell office:value-type="float" office:value="29542">
                <text:p>2954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151">
                <text:p>16151</text:p>
              </table:table-cell>
              <table:table-cell office:value-type="float" office:value="22898">
                <text:p>22898</text:p>
              </table:table-cell>
              <table:table-cell office:value-type="float" office:value="31183">
                <text:p>3118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876">
                <text:p>15876</text:p>
              </table:table-cell>
              <table:table-cell office:value-type="float" office:value="23393">
                <text:p>23393</text:p>
              </table:table-cell>
              <table:table-cell office:value-type="float" office:value="31821">
                <text:p>31821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6140">
                <text:p>16140</text:p>
              </table:table-cell>
              <table:table-cell office:value-type="float" office:value="22020">
                <text:p>22020</text:p>
              </table:table-cell>
              <table:table-cell office:value-type="float" office:value="30179">
                <text:p>3017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724">
                <text:p>16724</text:p>
              </table:table-cell>
              <table:table-cell office:value-type="float" office:value="21422">
                <text:p>21422</text:p>
              </table:table-cell>
              <table:table-cell office:value-type="float" office:value="29327">
                <text:p>29327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652">
                <text:p>15652</text:p>
              </table:table-cell>
              <table:table-cell office:value-type="float" office:value="20990">
                <text:p>20990</text:p>
              </table:table-cell>
              <table:table-cell office:value-type="float" office:value="31221">
                <text:p>31221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886">
                <text:p>14886</text:p>
              </table:table-cell>
              <table:table-cell office:value-type="float" office:value="21545">
                <text:p>21545</text:p>
              </table:table-cell>
              <table:table-cell office:value-type="float" office:value="31627">
                <text:p>31627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114">
                <text:p>15114</text:p>
              </table:table-cell>
              <table:table-cell office:value-type="float" office:value="21308">
                <text:p>21308</text:p>
              </table:table-cell>
              <table:table-cell office:value-type="float" office:value="30151">
                <text:p>3015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5855">
                <text:p>15855</text:p>
              </table:table-cell>
              <table:table-cell office:value-type="float" office:value="21565">
                <text:p>21565</text:p>
              </table:table-cell>
              <table:table-cell office:value-type="float" office:value="33295">
                <text:p>3329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540">
                <text:p>15540</text:p>
              </table:table-cell>
              <table:table-cell office:value-type="float" office:value="22290">
                <text:p>22290</text:p>
              </table:table-cell>
              <table:table-cell office:value-type="float" office:value="34727">
                <text:p>3472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727">
                <text:p>15727</text:p>
              </table:table-cell>
              <table:table-cell office:value-type="float" office:value="22396">
                <text:p>22396</text:p>
              </table:table-cell>
              <table:table-cell office:value-type="float" office:value="36058">
                <text:p>3605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068">
                <text:p>16068</text:p>
              </table:table-cell>
              <table:table-cell office:value-type="float" office:value="21715">
                <text:p>21715</text:p>
              </table:table-cell>
              <table:table-cell office:value-type="float" office:value="35106">
                <text:p>3510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689">
                <text:p>15689</text:p>
              </table:table-cell>
              <table:table-cell office:value-type="float" office:value="22774">
                <text:p>22774</text:p>
              </table:table-cell>
              <table:table-cell office:value-type="float" office:value="31927">
                <text:p>3192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540">
                <text:p>15540</text:p>
              </table:table-cell>
              <table:table-cell office:value-type="float" office:value="20500">
                <text:p>20500</text:p>
              </table:table-cell>
              <table:table-cell office:value-type="float" office:value="33602">
                <text:p>33602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622">
                <text:p>14622</text:p>
              </table:table-cell>
              <table:table-cell office:value-type="float" office:value="20394">
                <text:p>20394</text:p>
              </table:table-cell>
              <table:table-cell office:value-type="float" office:value="34984">
                <text:p>34984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930">
                <text:p>12930</text:p>
              </table:table-cell>
              <table:table-cell office:value-type="float" office:value="20915">
                <text:p>20915</text:p>
              </table:table-cell>
              <table:table-cell office:value-type="float" office:value="33502">
                <text:p>3350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010">
                <text:p>12010</text:p>
              </table:table-cell>
              <table:table-cell office:value-type="float" office:value="20603">
                <text:p>20603</text:p>
              </table:table-cell>
              <table:table-cell office:value-type="float" office:value="31957">
                <text:p>3195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395">
                <text:p>12395</text:p>
              </table:table-cell>
              <table:table-cell office:value-type="float" office:value="20182">
                <text:p>20182</text:p>
              </table:table-cell>
              <table:table-cell office:value-type="float" office:value="33388">
                <text:p>3338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148">
                <text:p>13148</text:p>
              </table:table-cell>
              <table:table-cell office:value-type="float" office:value="19731">
                <text:p>19731</text:p>
              </table:table-cell>
              <table:table-cell office:value-type="float" office:value="33976">
                <text:p>3397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402">
                <text:p>12402</text:p>
              </table:table-cell>
              <table:table-cell office:value-type="float" office:value="19190">
                <text:p>19190</text:p>
              </table:table-cell>
              <table:table-cell office:value-type="float" office:value="32966">
                <text:p>3296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705">
                <text:p>11705</text:p>
              </table:table-cell>
              <table:table-cell office:value-type="float" office:value="17790">
                <text:p>17790</text:p>
              </table:table-cell>
              <table:table-cell office:value-type="float" office:value="30391">
                <text:p>3039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810">
                <text:p>11810</text:p>
              </table:table-cell>
              <table:table-cell office:value-type="float" office:value="17836">
                <text:p>17836</text:p>
              </table:table-cell>
              <table:table-cell office:value-type="float" office:value="26885">
                <text:p>2688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710">
                <text:p>12710</text:p>
              </table:table-cell>
              <table:table-cell office:value-type="float" office:value="17168">
                <text:p>17168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2066">
                <text:p>12066</text:p>
              </table:table-cell>
              <table:table-cell office:value-type="float" office:value="15840">
                <text:p>15840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236">
                <text:p>11236</text:p>
              </table:table-cell>
              <table:table-cell office:value-type="float" office:value="15607">
                <text:p>15607</text:p>
              </table:table-cell>
              <table:table-cell office:value-type="float" office:value="23931">
                <text:p>2393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810">
                <text:p>11810</text:p>
              </table:table-cell>
              <table:table-cell office:value-type="float" office:value="15608">
                <text:p>15608</text:p>
              </table:table-cell>
              <table:table-cell office:value-type="float" office:value="24067">
                <text:p>2406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2115">
                <text:p>12115</text:p>
              </table:table-cell>
              <table:table-cell office:value-type="float" office:value="16156">
                <text:p>16156</text:p>
              </table:table-cell>
              <table:table-cell office:value-type="float" office:value="22957">
                <text:p>2295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992">
                <text:p>11992</text:p>
              </table:table-cell>
              <table:table-cell office:value-type="float" office:value="15789">
                <text:p>15789</text:p>
              </table:table-cell>
              <table:table-cell office:value-type="float" office:value="22444">
                <text:p>2244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636">
                <text:p>11636</text:p>
              </table:table-cell>
              <table:table-cell office:value-type="float" office:value="16430">
                <text:p>16430</text:p>
              </table:table-cell>
              <table:table-cell office:value-type="float" office:value="23428">
                <text:p>2342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335">
                <text:p>11335</text:p>
              </table:table-cell>
              <table:table-cell office:value-type="float" office:value="16550">
                <text:p>16550</text:p>
              </table:table-cell>
              <table:table-cell office:value-type="float" office:value="23213">
                <text:p>2321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778">
                <text:p>11778</text:p>
              </table:table-cell>
              <table:table-cell office:value-type="float" office:value="15716">
                <text:p>15716</text:p>
              </table:table-cell>
              <table:table-cell office:value-type="float" office:value="22637">
                <text:p>22637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473">
                <text:p>11473</text:p>
              </table:table-cell>
              <table:table-cell office:value-type="float" office:value="15410">
                <text:p>15410</text:p>
              </table:table-cell>
              <table:table-cell office:value-type="float" office:value="21746">
                <text:p>2174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355">
                <text:p>11355</text:p>
              </table:table-cell>
              <table:table-cell office:value-type="float" office:value="15158">
                <text:p>15158</text:p>
              </table:table-cell>
              <table:table-cell office:value-type="float" office:value="23015">
                <text:p>2301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06">
                <text:p>9906</text:p>
              </table:table-cell>
              <table:table-cell office:value-type="float" office:value="14548">
                <text:p>14548</text:p>
              </table:table-cell>
              <table:table-cell office:value-type="float" office:value="22203">
                <text:p>22203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8795">
                <text:p>8795</text:p>
              </table:table-cell>
              <table:table-cell office:value-type="float" office:value="14624">
                <text:p>14624</text:p>
              </table:table-cell>
              <table:table-cell office:value-type="float" office:value="20937">
                <text:p>2093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6848">
                <text:p>6848</text:p>
              </table:table-cell>
              <table:table-cell office:value-type="float" office:value="12690">
                <text:p>12690</text:p>
              </table:table-cell>
              <table:table-cell office:value-type="float" office:value="21202">
                <text:p>2120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6320">
                <text:p>6320</text:p>
              </table:table-cell>
              <table:table-cell office:value-type="float" office:value="13230">
                <text:p>13230</text:p>
              </table:table-cell>
              <table:table-cell office:value-type="float" office:value="22047">
                <text:p>2204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5904">
                <text:p>5904</text:p>
              </table:table-cell>
              <table:table-cell office:value-type="float" office:value="12626">
                <text:p>12626</text:p>
              </table:table-cell>
              <table:table-cell office:value-type="float" office:value="21563">
                <text:p>21563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5520">
                <text:p>5520</text:p>
              </table:table-cell>
              <table:table-cell office:value-type="float" office:value="11724">
                <text:p>11724</text:p>
              </table:table-cell>
              <table:table-cell office:value-type="float" office:value="20218">
                <text:p>2021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536">
                <text:p>5536</text:p>
              </table:table-cell>
              <table:table-cell office:value-type="float" office:value="11179">
                <text:p>11179</text:p>
              </table:table-cell>
              <table:table-cell office:value-type="float" office:value="20426">
                <text:p>2042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5577">
                <text:p>5577</text:p>
              </table:table-cell>
              <table:table-cell office:value-type="float" office:value="11158">
                <text:p>11158</text:p>
              </table:table-cell>
              <table:table-cell office:value-type="float" office:value="19633">
                <text:p>19633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4680">
                <text:p>4680</text:p>
              </table:table-cell>
              <table:table-cell office:value-type="float" office:value="10091">
                <text:p>10091</text:p>
              </table:table-cell>
              <table:table-cell office:value-type="float" office:value="18792">
                <text:p>1879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4693">
                <text:p>4693</text:p>
              </table:table-cell>
              <table:table-cell office:value-type="float" office:value="10034">
                <text:p>10034</text:p>
              </table:table-cell>
              <table:table-cell office:value-type="float" office:value="20196">
                <text:p>2019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5070">
                <text:p>5070</text:p>
              </table:table-cell>
              <table:table-cell office:value-type="float" office:value="9680">
                <text:p>9680</text:p>
              </table:table-cell>
              <table:table-cell office:value-type="float" office:value="17784">
                <text:p>1778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5577">
                <text:p>5577</text:p>
              </table:table-cell>
              <table:table-cell office:value-type="float" office:value="10142">
                <text:p>10142</text:p>
              </table:table-cell>
              <table:table-cell office:value-type="float" office:value="18792">
                <text:p>18792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4680">
                <text:p>4680</text:p>
              </table:table-cell>
              <table:table-cell office:value-type="float" office:value="9720">
                <text:p>9720</text:p>
              </table:table-cell>
              <table:table-cell office:value-type="float" office:value="20196">
                <text:p>2019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4693">
                <text:p>4693</text:p>
              </table:table-cell>
              <table:table-cell office:value-type="float" office:value="9386">
                <text:p>9386</text:p>
              </table:table-cell>
              <table:table-cell office:value-type="float" office:value="17784">
                <text:p>1778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5070">
                <text:p>5070</text:p>
              </table:table-cell>
              <table:table-cell office:value-type="float" office:value="8764">
                <text:p>8764</text:p>
              </table:table-cell>
              <table:table-cell office:value-type="float" office:value="15444">
                <text:p>1544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4472">
                <text:p>4472</text:p>
              </table:table-cell>
              <table:table-cell office:value-type="float" office:value="8541">
                <text:p>8541</text:p>
              </table:table-cell>
              <table:table-cell office:value-type="float" office:value="16596">
                <text:p>1659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3770">
                <text:p>3770</text:p>
              </table:table-cell>
              <table:table-cell office:value-type="float" office:value="8235">
                <text:p>8235</text:p>
              </table:table-cell>
              <table:table-cell office:value-type="float" office:value="16992">
                <text:p>16992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4212">
                <text:p>4212</text:p>
              </table:table-cell>
              <table:table-cell office:value-type="float" office:value="8517">
                <text:p>8517</text:p>
              </table:table-cell>
              <table:table-cell office:value-type="float" office:value="15732">
                <text:p>15732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4667">
                <text:p>4667</text:p>
              </table:table-cell>
              <table:table-cell office:value-type="float" office:value="8541">
                <text:p>8541</text:p>
              </table:table-cell>
              <table:table-cell office:value-type="float" office:value="16596">
                <text:p>1659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4472">
                <text:p>4472</text:p>
              </table:table-cell>
              <table:table-cell office:value-type="float" office:value="8224">
                <text:p>8224</text:p>
              </table:table-cell>
              <table:table-cell office:value-type="float" office:value="16992">
                <text:p>16992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3770">
                <text:p>3770</text:p>
              </table:table-cell>
              <table:table-cell office:value-type="float" office:value="8271">
                <text:p>8271</text:p>
              </table:table-cell>
              <table:table-cell office:value-type="float" office:value="15732">
                <text:p>1573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4212">
                <text:p>4212</text:p>
              </table:table-cell>
              <table:table-cell office:value-type="float" office:value="8424">
                <text:p>8424</text:p>
              </table:table-cell>
              <table:table-cell office:value-type="float" office:value="15012">
                <text:p>1501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4667">
                <text:p>4667</text:p>
              </table:table-cell>
              <table:table-cell office:value-type="float" office:value="7920">
                <text:p>7920</text:p>
              </table:table-cell>
              <table:table-cell office:value-type="float" office:value="14003">
                <text:p>1400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4472">
                <text:p>4472</text:p>
              </table:table-cell>
              <table:table-cell office:value-type="float" office:value="8294">
                <text:p>8294</text:p>
              </table:table-cell>
              <table:table-cell office:value-type="float" office:value="16136">
                <text:p>16136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122">
                <text:p>5122</text:p>
              </table:table-cell>
              <table:table-cell office:value-type="float" office:value="8748">
                <text:p>8748</text:p>
              </table:table-cell>
              <table:table-cell office:value-type="float" office:value="16533">
                <text:p>1653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3249">
                <text:p>3249</text:p>
              </table:table-cell>
              <table:table-cell office:value-type="float" office:value="7448">
                <text:p>7448</text:p>
              </table:table-cell>
              <table:table-cell office:value-type="float" office:value="15012">
                <text:p>1501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2417">
                <text:p>2417</text:p>
              </table:table-cell>
              <table:table-cell office:value-type="float" office:value="5909">
                <text:p>5909</text:p>
              </table:table-cell>
              <table:table-cell office:value-type="float" office:value="12384">
                <text:p>1238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2546">
                <text:p>2546</text:p>
              </table:table-cell>
              <table:table-cell office:value-type="float" office:value="6225">
                <text:p>6225</text:p>
              </table:table-cell>
              <table:table-cell office:value-type="float" office:value="14184">
                <text:p>1418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092">
                <text:p>2092</text:p>
              </table:table-cell>
              <table:table-cell office:value-type="float" office:value="5320">
                <text:p>5320</text:p>
              </table:table-cell>
              <table:table-cell office:value-type="float" office:value="15012">
                <text:p>15012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518">
                <text:p>1518</text:p>
              </table:table-cell>
              <table:table-cell office:value-type="float" office:value="5592">
                <text:p>5592</text:p>
              </table:table-cell>
              <table:table-cell office:value-type="float" office:value="13403">
                <text:p>13403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02">
                <text:p>1102</text:p>
              </table:table-cell>
              <table:table-cell office:value-type="float" office:value="6668">
                <text:p>6668</text:p>
              </table:table-cell>
              <table:table-cell office:value-type="float" office:value="17376">
                <text:p>1737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00">
                <text:p>800</text:p>
              </table:table-cell>
              <table:table-cell office:value-type="float" office:value="6727">
                <text:p>6727</text:p>
              </table:table-cell>
              <table:table-cell office:value-type="float" office:value="18896">
                <text:p>18896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81">
                <text:p>581</text:p>
              </table:table-cell>
              <table:table-cell office:value-type="float" office:value="6766">
                <text:p>6766</text:p>
              </table:table-cell>
              <table:table-cell office:value-type="float" office:value="20277">
                <text:p>20277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422">
                <text:p>422</text:p>
              </table:table-cell>
              <table:table-cell office:value-type="float" office:value="6853">
                <text:p>6853</text:p>
              </table:table-cell>
              <table:table-cell office:value-type="float" office:value="21758">
                <text:p>2175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306">
                <text:p>306</text:p>
              </table:table-cell>
              <table:table-cell office:value-type="float" office:value="6989">
                <text:p>6989</text:p>
              </table:table-cell>
              <table:table-cell office:value-type="float" office:value="23348">
                <text:p>2334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222">
                <text:p>222</text:p>
              </table:table-cell>
              <table:table-cell office:value-type="float" office:value="7128">
                <text:p>7128</text:p>
              </table:table-cell>
              <table:table-cell office:value-type="float" office:value="25054">
                <text:p>25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9cm" svg:y="1.404cm" svg:width="30.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075">
                <text:p>9.07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9.02333333333333">
                <text:p>9.02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7cm" svg:y="1.352cm" svg:width="31.35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7061156167436">
                <text:p>1.0706115616743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4258923261071">
                <text:p>1.1425892326107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8635326491366">
                <text:p>1.1863532649136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1425518355399">
                <text:p>1.2142551835539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0303558940514">
                <text:p>1.20303558940514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56067014425">
                <text:p>1.1705606701442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9390883288566">
                <text:p>1.19390883288566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20996535978126">
                <text:p>1.20996535978126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3549668351949">
                <text:p>1.03549668351949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7591412652529">
                <text:p>1.1759141265252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1768812093588">
                <text:p>1.1176881209358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044340451936">
                <text:p>1.004434045193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1320292410797">
                <text:p>1.0132029241079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9655480011076">
                <text:p>0.9965548001107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1846778647284">
                <text:p>1.1184677864728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7010719542124">
                <text:p>1.07010719542124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5608601243187">
                <text:p>0.99560860124318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436064517462">
                <text:p>1.0043606451746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1256204608523">
                <text:p>1.01256204608523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5527511420198">
                <text:p>1.0552751142019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4340112980591">
                <text:p>1.04340112980591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563545281802">
                <text:p>1.035635452818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519607584706">
                <text:p>1.0519607584706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245904007527">
                <text:p>0.98924590400752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290624022707">
                <text:p>1.0029062402270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0027349830401">
                <text:p>1.00027349830401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0520234290756">
                <text:p>1.0052023429075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0201052540407">
                <text:p>0.83020105254040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4767220309488">
                <text:p>1.0476722030948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65694949823863">
                <text:p>0.96569494982386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283890837851">
                <text:p>1.05283890837851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61107565317381">
                <text:p>0.861107565317381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3206870129294">
                <text:p>0.813206870129294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66961024639801">
                <text:p>0.96696102463980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11531977136631">
                <text:p>0.91153197713663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98377318647287">
                <text:p>0.998377318647287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85756705554761">
                <text:p>0.985756705554761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72700098409371">
                <text:p>0.972700098409371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784902118127296">
                <text:p>0.78490211812729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71815640543388">
                <text:p>0.97181564054338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69318566319274">
                <text:p>0.969318566319274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6796808133735">
                <text:p>0.96796808133735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82426662691578">
                <text:p>0.982426662691578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.00426340338343">
                <text:p>1.0042634033834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35335813875375">
                <text:p>0.935335813875375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65148655495348">
                <text:p>0.96514865549534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6289133529935">
                <text:p>0.98628913352993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74875862503127">
                <text:p>0.97487586250312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50625750790935">
                <text:p>0.95062575079093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874695021554523">
                <text:p>0.874695021554523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653975148677843">
                <text:p>0.65397514867784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697476554407771">
                <text:p>0.697476554407771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4814950695767">
                <text:p>0.9481495069576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87544853055382">
                <text:p>0.8754485305538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834618078904207">
                <text:p>0.83461807890420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820521741908962">
                <text:p>0.82052174190896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08091849846704">
                <text:p>0.90809184984670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69973246135553">
                <text:p>0.969973246135553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33117820247934">
                <text:p>0.93311782024793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0374118910602">
                <text:p>0.920374118910602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39826871141975">
                <text:p>0.939826871141975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853336300366019">
                <text:p>0.853336300366019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81881902693709">
                <text:p>0.981881902693709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45168282069418">
                <text:p>0.94516828206941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886585323622019">
                <text:p>0.886585323622019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68721001111549">
                <text:p>0.968721001111549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45168282069418">
                <text:p>0.94516828206941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.10045983787287">
                <text:p>1.1004598378728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65911591939481">
                <text:p>0.965911591939481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73110520499924">
                <text:p>0.973110520499924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894138696984045">
                <text:p>0.89413869698404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27178523779454">
                <text:p>0.9271785237794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3110520499924">
                <text:p>0.973110520499924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64896307932366">
                <text:p>0.96489630793236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0993705565321">
                <text:p>1.00993705565321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678044444444">
                <text:p>1.0267804444444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428273261631522">
                <text:p>0.428273261631522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938282729466374">
                <text:p>0.938282729466374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18453138786985">
                <text:p>1.1845313878698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20756273002996">
                <text:p>1.20756273002996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4650.5">
                <text:p>14650.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3113.3333333333">
                <text:p>13113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